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26041666666667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7.064375cm"/>
    </style:style>
    <style:style style:name="co6" style:family="table-column">
      <style:table-column-properties fo:break-before="auto" style:column-width="3.466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6_01_06_scalability_rexi_fd_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1">
            <text:p>#TI Threads vs. simulation time N^2=128^2, DT=50, A=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TX Simulation 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TY number of threads (compac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threads\SimType</text:p>
          </table:table-cell>
          <table:table-cell office:value-type="string" table:style-name="ce2">
            <text:p>nr_fd_cart_cgrid</text:p>
          </table:table-cell>
          <table:table-cell office:value-type="string" table:style-name="ce2">
            <text:p>rexi_fd_m2048</text:p>
          </table:table-cell>
          <table:table-cell office:value-type="string" table:style-name="ce2">
            <text:p>rexi_fd_par_m2048</text:p>
          </table:table-cell>
          <table:table-cell office:value-type="string" table:style-name="ce2">
            <text:p>rexi_fd_m4096</text:p>
          </table:table-cell>
          <table:table-cell office:value-type="string" table:style-name="ce2">
            <text:p>rexi_fd_par_m4096</text:p>
          </table:table-cell>
          <table:table-cell office:value-type="string" table:style-name="ce2">
            <text:p>rexi_fd_m8192</text:p>
          </table:table-cell>
          <table:table-cell office:value-type="string" table:style-name="ce2">
            <text:p>rexi_fd_par_m8192</text:p>
          </table:table-cell>
          <table:table-cell table:style-name="ce1"/>
          <table:table-cell office:value-type="string" table:style-name="ce2">
            <text:p>nr_fd_cart_cgrid</text:p>
          </table:table-cell>
          <table:table-cell office:value-type="string" table:style-name="ce2">
            <text:p>rexi_fd_m2048</text:p>
          </table:table-cell>
          <table:table-cell office:value-type="string" table:style-name="ce2">
            <text:p>rexi_fd_par_m2048</text:p>
          </table:table-cell>
          <table:table-cell office:value-type="string" table:style-name="ce2">
            <text:p>rexi_fd_m4096</text:p>
          </table:table-cell>
          <table:table-cell office:value-type="string" table:style-name="ce2">
            <text:p>rexi_fd_par_m4096</text:p>
          </table:table-cell>
          <table:table-cell office:value-type="string" table:style-name="ce2">
            <text:p>rexi_fd_m8192</text:p>
          </table:table-cell>
          <table:table-cell office:value-type="string" table:style-name="ce2">
            <text:p>rexi_fd_par_m8192</text:p>
          </table:table-cell>
          <table:table-cell table:number-columns-repeated="3" table:style-name="ce1"/>
          <table:table-cell office:value-type="string" table:style-name="ce2">
            <text:p>nr_fd_cart_cgrid</text:p>
          </table:table-cell>
          <table:table-cell office:value-type="string" table:style-name="ce2">
            <text:p>rexi_fd_m2048</text:p>
          </table:table-cell>
          <table:table-cell office:value-type="string" table:style-name="ce2">
            <text:p>rexi_fd_par_m2048</text:p>
          </table:table-cell>
          <table:table-cell office:value-type="string" table:style-name="ce2">
            <text:p>rexi_fd_m4096</text:p>
          </table:table-cell>
          <table:table-cell office:value-type="string" table:style-name="ce2">
            <text:p>rexi_fd_par_m4096</text:p>
          </table:table-cell>
          <table:table-cell office:value-type="string" table:style-name="ce2">
            <text:p>rexi_fd_m8192</text:p>
          </table:table-cell>
          <table:table-cell office:value-type="string" table:style-name="ce2">
            <text:p>rexi_fd_par_m819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 cores (1 ranks / 1 threads)</text:p>
          </table:table-cell>
          <table:table-cell office:value-type="float" office:value="332.16764999999998" table:style-name="ce1">
            <text:p>332.16765</text:p>
          </table:table-cell>
          <table:table-cell office:value-type="float" office:value="28.706423000000001" table:style-name="ce1">
            <text:p>28.706423</text:p>
          </table:table-cell>
          <table:table-cell office:value-type="float" office:value="28.390298000000001" table:style-name="ce1">
            <text:p>28.390298</text:p>
          </table:table-cell>
          <table:table-cell office:value-type="float" office:value="56.176059000000002" table:style-name="ce1">
            <text:p>56.176059</text:p>
          </table:table-cell>
          <table:table-cell office:value-type="float" office:value="56.547792000000001" table:style-name="ce1">
            <text:p>56.547792</text:p>
          </table:table-cell>
          <table:table-cell office:value-type="float" office:value="113.37854799999999" table:style-name="ce1">
            <text:p>113.378548</text:p>
          </table:table-cell>
          <table:table-cell office:value-type="float" office:value="112.88825900000001" table:style-name="ce1">
            <text:p>112.888259</text:p>
          </table:table-cell>
          <table:table-cell table:style-name="ce1"/>
          <table:table-cell office:value-type="float" office:value="330.97186499999998" table:style-name="ce1">
            <text:p>330.971865</text:p>
          </table:table-cell>
          <table:table-cell office:value-type="float" office:value="28.489871000000001" table:style-name="ce1">
            <text:p>28.489871</text:p>
          </table:table-cell>
          <table:table-cell office:value-type="float" office:value="28.362504000000001" table:style-name="ce1">
            <text:p>28.362504</text:p>
          </table:table-cell>
          <table:table-cell office:value-type="float" office:value="56.283689000000003" table:style-name="ce1">
            <text:p>56.283689</text:p>
          </table:table-cell>
          <table:table-cell office:value-type="float" office:value="57.38964" table:style-name="ce1">
            <text:p>57.38964</text:p>
          </table:table-cell>
          <table:table-cell office:value-type="float" office:value="112.274079" table:style-name="ce1">
            <text:p>112.274079</text:p>
          </table:table-cell>
          <table:table-cell office:value-type="float" office:value="113.226044" table:style-name="ce1">
            <text:p>113.226044</text:p>
          </table:table-cell>
          <table:table-cell table:style-name="ce1"/>
          <table:table-cell office:value-type="string" office:string-value="1 cores (1 ranks / 1 threads)" table:formula="of:=[.A5]" table:style-name="ce1">
            <text:p>1 cores (1 ranks / 1 threads)</text:p>
          </table:table-cell>
          <table:table-cell table:style-name="ce1"/>
          <table:table-cell office:value-type="float" office:value="330.97186499999998" table:formula="of:=MIN([.J5];[.B5])" table:style-name="ce1">
            <text:p>330.971865</text:p>
          </table:table-cell>
          <table:table-cell office:value-type="float" office:value="28.489871000000001" table:formula="of:=MIN([.K5];[.C5])" table:style-name="ce1">
            <text:p>28.489871</text:p>
          </table:table-cell>
          <table:table-cell office:value-type="float" office:value="28.362504000000001" table:formula="of:=MIN([.L5];[.D5])" table:style-name="ce1">
            <text:p>28.362504</text:p>
          </table:table-cell>
          <table:table-cell office:value-type="float" office:value="56.176059000000002" table:formula="of:=MIN([.M5];[.E5])" table:style-name="ce1">
            <text:p>56.176059</text:p>
          </table:table-cell>
          <table:table-cell office:value-type="float" office:value="56.547792000000001" table:formula="of:=MIN([.N5];[.F5])" table:style-name="ce1">
            <text:p>56.547792</text:p>
          </table:table-cell>
          <table:table-cell office:value-type="float" office:value="112.274079" table:formula="of:=MIN([.O5];[.G5])" table:style-name="ce1">
            <text:p>112.274079</text:p>
          </table:table-cell>
          <table:table-cell office:value-type="float" office:value="112.88825900000001" table:formula="of:=MIN([.P5];[.H5])" table:style-name="ce1">
            <text:p>112.88825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 cores (2 ranks / 1 threads)</text:p>
          </table:table-cell>
          <table:table-cell office:value-type="string" table:style-name="ce1">
            <text:p>-</text:p>
          </table:table-cell>
          <table:table-cell office:value-type="float" office:value="14.357709" table:style-name="ce1">
            <text:p>14.357709</text:p>
          </table:table-cell>
          <table:table-cell office:value-type="float" office:value="14.197035" table:style-name="ce1">
            <text:p>14.197035</text:p>
          </table:table-cell>
          <table:table-cell office:value-type="float" office:value="28.601770999999999" table:style-name="ce1">
            <text:p>28.601771</text:p>
          </table:table-cell>
          <table:table-cell office:value-type="float" office:value="28.418240999999998" table:style-name="ce1">
            <text:p>28.418241</text:p>
          </table:table-cell>
          <table:table-cell office:value-type="float" office:value="56.078043000000001" table:style-name="ce1">
            <text:p>56.078043</text:p>
          </table:table-cell>
          <table:table-cell office:value-type="float" office:value="57.300671000000001" table:style-name="ce1">
            <text:p>57.30067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14.281701" table:style-name="ce1">
            <text:p>14.281701</text:p>
          </table:table-cell>
          <table:table-cell office:value-type="float" office:value="14.369596" table:style-name="ce1">
            <text:p>14.369596</text:p>
          </table:table-cell>
          <table:table-cell office:value-type="float" office:value="28.420719999999999" table:style-name="ce1">
            <text:p>28.42072</text:p>
          </table:table-cell>
          <table:table-cell office:value-type="float" office:value="28.497744000000001" table:style-name="ce1">
            <text:p>28.497744</text:p>
          </table:table-cell>
          <table:table-cell office:value-type="float" office:value="56.972138000000001" table:style-name="ce1">
            <text:p>56.972138</text:p>
          </table:table-cell>
          <table:table-cell office:value-type="float" office:value="56.961461999999997" table:style-name="ce1">
            <text:p>56.961462</text:p>
          </table:table-cell>
          <table:table-cell table:style-name="ce1"/>
          <table:table-cell office:value-type="string" office:string-value="2 cores (2 ranks / 1 threads)" table:formula="of:=[.A6]" table:style-name="ce1">
            <text:p>2 cores (2 ranks / 1 threads)</text:p>
          </table:table-cell>
          <table:table-cell table:style-name="ce1"/>
          <table:table-cell office:value-type="float" office:value="0" table:formula="of:=MIN([.J6];[.B6])" table:style-name="ce1">
            <text:p>0</text:p>
          </table:table-cell>
          <table:table-cell office:value-type="float" office:value="14.281701" table:formula="of:=MIN([.K6];[.C6])" table:style-name="ce1">
            <text:p>14.281701</text:p>
          </table:table-cell>
          <table:table-cell office:value-type="float" office:value="14.197035" table:formula="of:=MIN([.L6];[.D6])" table:style-name="ce1">
            <text:p>14.197035</text:p>
          </table:table-cell>
          <table:table-cell office:value-type="float" office:value="28.420719999999999" table:formula="of:=MIN([.M6];[.E6])" table:style-name="ce1">
            <text:p>28.42072</text:p>
          </table:table-cell>
          <table:table-cell office:value-type="float" office:value="28.418240999999998" table:formula="of:=MIN([.N6];[.F6])" table:style-name="ce1">
            <text:p>28.418241</text:p>
          </table:table-cell>
          <table:table-cell office:value-type="float" office:value="56.078043000000001" table:formula="of:=MIN([.O6];[.G6])" table:style-name="ce1">
            <text:p>56.078043</text:p>
          </table:table-cell>
          <table:table-cell office:value-type="float" office:value="56.961461999999997" table:formula="of:=MIN([.P6];[.H6])" table:style-name="ce1">
            <text:p>56.96146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 cores (4 ranks / 1 threads)</text:p>
          </table:table-cell>
          <table:table-cell office:value-type="string" table:style-name="ce1">
            <text:p>-</text:p>
          </table:table-cell>
          <table:table-cell office:value-type="float" office:value="7.4267849999999997" table:style-name="ce1">
            <text:p>7.426785</text:p>
          </table:table-cell>
          <table:table-cell office:value-type="float" office:value="7.3682949999999998" table:style-name="ce1">
            <text:p>7.368295</text:p>
          </table:table-cell>
          <table:table-cell office:value-type="float" office:value="14.651159" table:style-name="ce1">
            <text:p>14.651159</text:p>
          </table:table-cell>
          <table:table-cell office:value-type="float" office:value="14.749374" table:style-name="ce1">
            <text:p>14.749374</text:p>
          </table:table-cell>
          <table:table-cell office:value-type="float" office:value="29.454474000000001" table:style-name="ce1">
            <text:p>29.454474</text:p>
          </table:table-cell>
          <table:table-cell office:value-type="float" office:value="29.611259" table:style-name="ce1">
            <text:p>29.611259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7.3863180000000002" table:style-name="ce1">
            <text:p>7.386318</text:p>
          </table:table-cell>
          <table:table-cell office:value-type="float" office:value="7.4297459999999997" table:style-name="ce1">
            <text:p>7.429746</text:p>
          </table:table-cell>
          <table:table-cell office:value-type="float" office:value="14.978479" table:style-name="ce1">
            <text:p>14.978479</text:p>
          </table:table-cell>
          <table:table-cell office:value-type="float" office:value="14.697789999999999" table:style-name="ce1">
            <text:p>14.69779</text:p>
          </table:table-cell>
          <table:table-cell office:value-type="float" office:value="29.138911" table:style-name="ce1">
            <text:p>29.138911</text:p>
          </table:table-cell>
          <table:table-cell office:value-type="float" office:value="29.116392000000001" table:style-name="ce1">
            <text:p>29.116392</text:p>
          </table:table-cell>
          <table:table-cell table:style-name="ce1"/>
          <table:table-cell office:value-type="string" office:string-value="4 cores (4 ranks / 1 threads)" table:formula="of:=[.A7]" table:style-name="ce1">
            <text:p>4 cores (4 ranks / 1 threads)</text:p>
          </table:table-cell>
          <table:table-cell table:style-name="ce1"/>
          <table:table-cell office:value-type="float" office:value="0" table:formula="of:=MIN([.J7];[.B7])" table:style-name="ce1">
            <text:p>0</text:p>
          </table:table-cell>
          <table:table-cell office:value-type="float" office:value="7.3863180000000002" table:formula="of:=MIN([.K7];[.C7])" table:style-name="ce1">
            <text:p>7.386318</text:p>
          </table:table-cell>
          <table:table-cell office:value-type="float" office:value="7.3682949999999998" table:formula="of:=MIN([.L7];[.D7])" table:style-name="ce1">
            <text:p>7.368295</text:p>
          </table:table-cell>
          <table:table-cell office:value-type="float" office:value="14.651159" table:formula="of:=MIN([.M7];[.E7])" table:style-name="ce1">
            <text:p>14.651159</text:p>
          </table:table-cell>
          <table:table-cell office:value-type="float" office:value="14.697789999999999" table:formula="of:=MIN([.N7];[.F7])" table:style-name="ce1">
            <text:p>14.69779</text:p>
          </table:table-cell>
          <table:table-cell office:value-type="float" office:value="29.138911" table:formula="of:=MIN([.O7];[.G7])" table:style-name="ce1">
            <text:p>29.138911</text:p>
          </table:table-cell>
          <table:table-cell office:value-type="float" office:value="29.116392000000001" table:formula="of:=MIN([.P7];[.H7])" table:style-name="ce1">
            <text:p>29.11639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8 cores (8 ranks / 1 threads)</text:p>
          </table:table-cell>
          <table:table-cell office:value-type="string" table:style-name="ce1">
            <text:p>-</text:p>
          </table:table-cell>
          <table:table-cell office:value-type="float" office:value="4.1277299999999997" table:style-name="ce1">
            <text:p>4.12773</text:p>
          </table:table-cell>
          <table:table-cell office:value-type="float" office:value="4.1855149999999997" table:style-name="ce1">
            <text:p>4.185515</text:p>
          </table:table-cell>
          <table:table-cell office:value-type="float" office:value="8.2271900000000002" table:style-name="ce1">
            <text:p>8.22719</text:p>
          </table:table-cell>
          <table:table-cell office:value-type="float" office:value="8.2606619999999999" table:style-name="ce1">
            <text:p>8.260662</text:p>
          </table:table-cell>
          <table:table-cell office:value-type="float" office:value="16.371603" table:style-name="ce1">
            <text:p>16.371603</text:p>
          </table:table-cell>
          <table:table-cell office:value-type="float" office:value="16.466315000000002" table:style-name="ce1">
            <text:p>16.466315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4.1171170000000004" table:style-name="ce1">
            <text:p>4.117117</text:p>
          </table:table-cell>
          <table:table-cell office:value-type="float" office:value="4.1691649999999996" table:style-name="ce1">
            <text:p>4.169165</text:p>
          </table:table-cell>
          <table:table-cell office:value-type="float" office:value="8.3381699999999999" table:style-name="ce1">
            <text:p>8.33817</text:p>
          </table:table-cell>
          <table:table-cell office:value-type="float" office:value="8.2915469999999996" table:style-name="ce1">
            <text:p>8.291547</text:p>
          </table:table-cell>
          <table:table-cell office:value-type="float" office:value="16.546800000000001" table:style-name="ce1">
            <text:p>16.5468</text:p>
          </table:table-cell>
          <table:table-cell office:value-type="float" office:value="16.846315000000001" table:style-name="ce1">
            <text:p>16.846315</text:p>
          </table:table-cell>
          <table:table-cell table:style-name="ce1"/>
          <table:table-cell office:value-type="string" office:string-value="8 cores (8 ranks / 1 threads)" table:formula="of:=[.A8]" table:style-name="ce1">
            <text:p>8 cores (8 ranks / 1 threads)</text:p>
          </table:table-cell>
          <table:table-cell table:style-name="ce1"/>
          <table:table-cell office:value-type="float" office:value="0" table:formula="of:=MIN([.J8];[.B8])" table:style-name="ce1">
            <text:p>0</text:p>
          </table:table-cell>
          <table:table-cell office:value-type="float" office:value="4.1171170000000004" table:formula="of:=MIN([.K8];[.C8])" table:style-name="ce1">
            <text:p>4.117117</text:p>
          </table:table-cell>
          <table:table-cell office:value-type="float" office:value="4.1691649999999996" table:formula="of:=MIN([.L8];[.D8])" table:style-name="ce1">
            <text:p>4.169165</text:p>
          </table:table-cell>
          <table:table-cell office:value-type="float" office:value="8.2271900000000002" table:formula="of:=MIN([.M8];[.E8])" table:style-name="ce1">
            <text:p>8.22719</text:p>
          </table:table-cell>
          <table:table-cell office:value-type="float" office:value="8.2606619999999999" table:formula="of:=MIN([.N8];[.F8])" table:style-name="ce1">
            <text:p>8.260662</text:p>
          </table:table-cell>
          <table:table-cell office:value-type="float" office:value="16.371603" table:formula="of:=MIN([.O8];[.G8])" table:style-name="ce1">
            <text:p>16.371603</text:p>
          </table:table-cell>
          <table:table-cell office:value-type="float" office:value="16.466315000000002" table:formula="of:=MIN([.P8];[.H8])" table:style-name="ce1">
            <text:p>16.46631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4 cores (14 ranks / 1 threads)</text:p>
          </table:table-cell>
          <table:table-cell office:value-type="string" table:style-name="ce1">
            <text:p>-</text:p>
          </table:table-cell>
          <table:table-cell office:value-type="float" office:value="2.5931760000000001" table:style-name="ce1">
            <text:p>2.593176</text:p>
          </table:table-cell>
          <table:table-cell office:value-type="float" office:value="2.623246" table:style-name="ce1">
            <text:p>2.623246</text:p>
          </table:table-cell>
          <table:table-cell office:value-type="float" office:value="5.0465739999999997" table:style-name="ce1">
            <text:p>5.046574</text:p>
          </table:table-cell>
          <table:table-cell office:value-type="float" office:value="5.1502949999999998" table:style-name="ce1">
            <text:p>5.150295</text:p>
          </table:table-cell>
          <table:table-cell office:value-type="float" office:value="10.202816" table:style-name="ce1">
            <text:p>10.202816</text:p>
          </table:table-cell>
          <table:table-cell office:value-type="float" office:value="10.062336" table:style-name="ce1">
            <text:p>10.062336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2.593045" table:style-name="ce1">
            <text:p>2.593045</text:p>
          </table:table-cell>
          <table:table-cell office:value-type="float" office:value="2.6321159999999999" table:style-name="ce1">
            <text:p>2.632116</text:p>
          </table:table-cell>
          <table:table-cell office:value-type="float" office:value="5.1458079999999997" table:style-name="ce1">
            <text:p>5.145808</text:p>
          </table:table-cell>
          <table:table-cell office:value-type="float" office:value="5.1044330000000002" table:style-name="ce1">
            <text:p>5.104433</text:p>
          </table:table-cell>
          <table:table-cell office:value-type="float" office:value="10.203213999999999" table:style-name="ce1">
            <text:p>10.203214</text:p>
          </table:table-cell>
          <table:table-cell office:value-type="float" office:value="10.092991" table:style-name="ce1">
            <text:p>10.092991</text:p>
          </table:table-cell>
          <table:table-cell table:style-name="ce1"/>
          <table:table-cell office:value-type="string" office:string-value="14 cores (14 ranks / 1 threads)" table:formula="of:=[.A9]" table:style-name="ce1">
            <text:p>14 cores (14 ranks / 1 threads)</text:p>
          </table:table-cell>
          <table:table-cell table:style-name="ce1"/>
          <table:table-cell office:value-type="float" office:value="0" table:formula="of:=MIN([.J9];[.B9])" table:style-name="ce1">
            <text:p>0</text:p>
          </table:table-cell>
          <table:table-cell office:value-type="float" office:value="2.593045" table:formula="of:=MIN([.K9];[.C9])" table:style-name="ce1">
            <text:p>2.593045</text:p>
          </table:table-cell>
          <table:table-cell office:value-type="float" office:value="2.623246" table:formula="of:=MIN([.L9];[.D9])" table:style-name="ce1">
            <text:p>2.623246</text:p>
          </table:table-cell>
          <table:table-cell office:value-type="float" office:value="5.0465739999999997" table:formula="of:=MIN([.M9];[.E9])" table:style-name="ce1">
            <text:p>5.046574</text:p>
          </table:table-cell>
          <table:table-cell office:value-type="float" office:value="5.1044330000000002" table:formula="of:=MIN([.N9];[.F9])" table:style-name="ce1">
            <text:p>5.104433</text:p>
          </table:table-cell>
          <table:table-cell office:value-type="float" office:value="10.202816" table:formula="of:=MIN([.O9];[.G9])" table:style-name="ce1">
            <text:p>10.202816</text:p>
          </table:table-cell>
          <table:table-cell office:value-type="float" office:value="10.062336" table:formula="of:=MIN([.P9];[.H9])" table:style-name="ce1">
            <text:p>10.06233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8 cores (28 ranks / 1 threads)</text:p>
          </table:table-cell>
          <table:table-cell office:value-type="string" table:style-name="ce1">
            <text:p>-</text:p>
          </table:table-cell>
          <table:table-cell office:value-type="float" office:value="2.0563530000000001" table:style-name="ce1">
            <text:p>2.056353</text:p>
          </table:table-cell>
          <table:table-cell office:value-type="float" office:value="2.1233019999999998" table:style-name="ce1">
            <text:p>2.123302</text:p>
          </table:table-cell>
          <table:table-cell office:value-type="float" office:value="4.1851830000000003" table:style-name="ce1">
            <text:p>4.185183</text:p>
          </table:table-cell>
          <table:table-cell office:value-type="float" office:value="4.1172880000000003" table:style-name="ce1">
            <text:p>4.117288</text:p>
          </table:table-cell>
          <table:table-cell office:value-type="float" office:value="8.0694309999999998" table:style-name="ce1">
            <text:p>8.069431</text:p>
          </table:table-cell>
          <table:table-cell office:value-type="float" office:value="8.1873280000000008" table:style-name="ce1">
            <text:p>8.187328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2.0998450000000002" table:style-name="ce1">
            <text:p>2.099845</text:p>
          </table:table-cell>
          <table:table-cell office:value-type="float" office:value="2.0817869999999998" table:style-name="ce1">
            <text:p>2.081787</text:p>
          </table:table-cell>
          <table:table-cell office:value-type="float" office:value="4.1248120000000004" table:style-name="ce1">
            <text:p>4.124812</text:p>
          </table:table-cell>
          <table:table-cell office:value-type="float" office:value="4.107958" table:style-name="ce1">
            <text:p>4.107958</text:p>
          </table:table-cell>
          <table:table-cell office:value-type="float" office:value="8.0646470000000008" table:style-name="ce1">
            <text:p>8.064647</text:p>
          </table:table-cell>
          <table:table-cell office:value-type="float" office:value="8.1498609999999996" table:style-name="ce1">
            <text:p>8.149861</text:p>
          </table:table-cell>
          <table:table-cell table:style-name="ce1"/>
          <table:table-cell office:value-type="string" office:string-value="28 cores (28 ranks / 1 threads)" table:formula="of:=[.A10]" table:style-name="ce1">
            <text:p>28 cores (28 ranks / 1 threads)</text:p>
          </table:table-cell>
          <table:table-cell table:style-name="ce1"/>
          <table:table-cell office:value-type="float" office:value="0" table:formula="of:=MIN([.J10];[.B10])" table:style-name="ce1">
            <text:p>0</text:p>
          </table:table-cell>
          <table:table-cell office:value-type="float" office:value="2.0563530000000001" table:formula="of:=MIN([.K10];[.C10])" table:style-name="ce1">
            <text:p>2.056353</text:p>
          </table:table-cell>
          <table:table-cell office:value-type="float" office:value="2.0817869999999998" table:formula="of:=MIN([.L10];[.D10])" table:style-name="ce1">
            <text:p>2.081787</text:p>
          </table:table-cell>
          <table:table-cell office:value-type="float" office:value="4.1248120000000004" table:formula="of:=MIN([.M10];[.E10])" table:style-name="ce1">
            <text:p>4.124812</text:p>
          </table:table-cell>
          <table:table-cell office:value-type="float" office:value="4.107958" table:formula="of:=MIN([.N10];[.F10])" table:style-name="ce1">
            <text:p>4.107958</text:p>
          </table:table-cell>
          <table:table-cell office:value-type="float" office:value="8.0646470000000008" table:formula="of:=MIN([.O10];[.G10])" table:style-name="ce1">
            <text:p>8.064647</text:p>
          </table:table-cell>
          <table:table-cell office:value-type="float" office:value="8.1498609999999996" table:formula="of:=MIN([.P10];[.H10])" table:style-name="ce1">
            <text:p>8.14986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56 cores (56 ranks / 1 threads)</text:p>
          </table:table-cell>
          <table:table-cell office:value-type="string" table:style-name="ce1">
            <text:p>-</text:p>
          </table:table-cell>
          <table:table-cell office:value-type="float" office:value="1.0693889999999999" table:style-name="ce1">
            <text:p>1.069389</text:p>
          </table:table-cell>
          <table:table-cell office:value-type="float" office:value="1.149999" table:style-name="ce1">
            <text:p>1.149999</text:p>
          </table:table-cell>
          <table:table-cell office:value-type="float" office:value="2.0901640000000001" table:style-name="ce1">
            <text:p>2.090164</text:p>
          </table:table-cell>
          <table:table-cell office:value-type="float" office:value="2.1306310000000002" table:style-name="ce1">
            <text:p>2.130631</text:p>
          </table:table-cell>
          <table:table-cell office:value-type="float" office:value="4.1544460000000001" table:style-name="ce1">
            <text:p>4.154446</text:p>
          </table:table-cell>
          <table:table-cell office:value-type="float" office:value="4.1400240000000004" table:style-name="ce1">
            <text:p>4.140024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1.075296" table:style-name="ce1">
            <text:p>1.075296</text:p>
          </table:table-cell>
          <table:table-cell office:value-type="float" office:value="1.080055" table:style-name="ce1">
            <text:p>1.080055</text:p>
          </table:table-cell>
          <table:table-cell office:value-type="float" office:value="2.1152760000000002" table:style-name="ce1">
            <text:p>2.115276</text:p>
          </table:table-cell>
          <table:table-cell office:value-type="float" office:value="2.12344" table:style-name="ce1">
            <text:p>2.12344</text:p>
          </table:table-cell>
          <table:table-cell office:value-type="float" office:value="4.1449910000000001" table:style-name="ce1">
            <text:p>4.144991</text:p>
          </table:table-cell>
          <table:table-cell office:value-type="float" office:value="4.1898520000000001" table:style-name="ce1">
            <text:p>4.189852</text:p>
          </table:table-cell>
          <table:table-cell table:style-name="ce1"/>
          <table:table-cell office:value-type="string" office:string-value="56 cores (56 ranks / 1 threads)" table:formula="of:=[.A11]" table:style-name="ce1">
            <text:p>56 cores (56 ranks / 1 threads)</text:p>
          </table:table-cell>
          <table:table-cell table:style-name="ce1"/>
          <table:table-cell office:value-type="float" office:value="0" table:formula="of:=MIN([.J11];[.B11])" table:style-name="ce1">
            <text:p>0</text:p>
          </table:table-cell>
          <table:table-cell office:value-type="float" office:value="1.0693889999999999" table:formula="of:=MIN([.K11];[.C11])" table:style-name="ce1">
            <text:p>1.069389</text:p>
          </table:table-cell>
          <table:table-cell office:value-type="float" office:value="1.080055" table:formula="of:=MIN([.L11];[.D11])" table:style-name="ce1">
            <text:p>1.080055</text:p>
          </table:table-cell>
          <table:table-cell office:value-type="float" office:value="2.0901640000000001" table:formula="of:=MIN([.M11];[.E11])" table:style-name="ce1">
            <text:p>2.090164</text:p>
          </table:table-cell>
          <table:table-cell office:value-type="float" office:value="2.12344" table:formula="of:=MIN([.N11];[.F11])" table:style-name="ce1">
            <text:p>2.12344</text:p>
          </table:table-cell>
          <table:table-cell office:value-type="float" office:value="4.1449910000000001" table:formula="of:=MIN([.O11];[.G11])" table:style-name="ce1">
            <text:p>4.144991</text:p>
          </table:table-cell>
          <table:table-cell office:value-type="float" office:value="4.1400240000000004" table:formula="of:=MIN([.P11];[.H11])" table:style-name="ce1">
            <text:p>4.14002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12 cores (112 ranks / 1 threads)</text:p>
          </table:table-cell>
          <table:table-cell office:value-type="string" table:style-name="ce1">
            <text:p>-</text:p>
          </table:table-cell>
          <table:table-cell office:value-type="float" office:value="0.61916199999999999" table:style-name="ce1">
            <text:p>0.619162</text:p>
          </table:table-cell>
          <table:table-cell office:value-type="float" office:value="0.62637299999999996" table:style-name="ce1">
            <text:p>0.626373</text:p>
          </table:table-cell>
          <table:table-cell office:value-type="float" office:value="1.1593979999999999" table:style-name="ce1">
            <text:p>1.159398</text:p>
          </table:table-cell>
          <table:table-cell office:value-type="float" office:value="1.1505559999999999" table:style-name="ce1">
            <text:p>1.150556</text:p>
          </table:table-cell>
          <table:table-cell office:value-type="float" office:value="2.2085819999999998" table:style-name="ce1">
            <text:p>2.208582</text:p>
          </table:table-cell>
          <table:table-cell office:value-type="float" office:value="2.3988610000000001" table:style-name="ce1">
            <text:p>2.39886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58578699999999995" table:style-name="ce1">
            <text:p>0.585787</text:p>
          </table:table-cell>
          <table:table-cell office:value-type="float" office:value="0.63526800000000005" table:style-name="ce1">
            <text:p>0.635268</text:p>
          </table:table-cell>
          <table:table-cell office:value-type="float" office:value="1.122854" table:style-name="ce1">
            <text:p>1.122854</text:p>
          </table:table-cell>
          <table:table-cell office:value-type="float" office:value="1.0910960000000001" table:style-name="ce1">
            <text:p>1.091096</text:p>
          </table:table-cell>
          <table:table-cell office:value-type="float" office:value="2.1517930000000001" table:style-name="ce1">
            <text:p>2.151793</text:p>
          </table:table-cell>
          <table:table-cell office:value-type="float" office:value="2.1616529999999998" table:style-name="ce1">
            <text:p>2.161653</text:p>
          </table:table-cell>
          <table:table-cell table:style-name="ce1"/>
          <table:table-cell office:value-type="string" office:string-value="112 cores (112 ranks / 1 threads)" table:formula="of:=[.A12]" table:style-name="ce1">
            <text:p>112 cores (112 ranks / 1 threads)</text:p>
          </table:table-cell>
          <table:table-cell table:style-name="ce1"/>
          <table:table-cell office:value-type="float" office:value="0" table:formula="of:=MIN([.J12];[.B12])" table:style-name="ce1">
            <text:p>0</text:p>
          </table:table-cell>
          <table:table-cell office:value-type="float" office:value="0.58578699999999995" table:formula="of:=MIN([.K12];[.C12])" table:style-name="ce1">
            <text:p>0.585787</text:p>
          </table:table-cell>
          <table:table-cell office:value-type="float" office:value="0.62637299999999996" table:formula="of:=MIN([.L12];[.D12])" table:style-name="ce1">
            <text:p>0.626373</text:p>
          </table:table-cell>
          <table:table-cell office:value-type="float" office:value="1.122854" table:formula="of:=MIN([.M12];[.E12])" table:style-name="ce1">
            <text:p>1.122854</text:p>
          </table:table-cell>
          <table:table-cell office:value-type="float" office:value="1.0910960000000001" table:formula="of:=MIN([.N12];[.F12])" table:style-name="ce1">
            <text:p>1.091096</text:p>
          </table:table-cell>
          <table:table-cell office:value-type="float" office:value="2.1517930000000001" table:formula="of:=MIN([.O12];[.G12])" table:style-name="ce1">
            <text:p>2.151793</text:p>
          </table:table-cell>
          <table:table-cell office:value-type="float" office:value="2.1616529999999998" table:formula="of:=MIN([.P12];[.H12])" table:style-name="ce1">
            <text:p>2.16165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24 cores (224 ranks / 1 threads)</text:p>
          </table:table-cell>
          <table:table-cell office:value-type="string" table:style-name="ce1">
            <text:p>-</text:p>
          </table:table-cell>
          <table:table-cell office:value-type="float" office:value="0.35313899999999998" table:style-name="ce1">
            <text:p>0.353139</text:p>
          </table:table-cell>
          <table:table-cell office:value-type="float" office:value="0.35228300000000001" table:style-name="ce1">
            <text:p>0.352283</text:p>
          </table:table-cell>
          <table:table-cell office:value-type="float" office:value="0.66911699999999996" table:style-name="ce1">
            <text:p>0.669117</text:p>
          </table:table-cell>
          <table:table-cell office:value-type="float" office:value="0.61334" table:style-name="ce1">
            <text:p>0.61334</text:p>
          </table:table-cell>
          <table:table-cell office:value-type="float" office:value="1.240224" table:style-name="ce1">
            <text:p>1.240224</text:p>
          </table:table-cell>
          <table:table-cell office:value-type="float" office:value="1.1585719999999999" table:style-name="ce1">
            <text:p>1.158572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42875600000000003" table:style-name="ce1">
            <text:p>0.428756</text:p>
          </table:table-cell>
          <table:table-cell office:value-type="float" office:value="0.40234199999999998" table:style-name="ce1">
            <text:p>0.402342</text:p>
          </table:table-cell>
          <table:table-cell office:value-type="float" office:value="0.625888" table:style-name="ce1">
            <text:p>0.625888</text:p>
          </table:table-cell>
          <table:table-cell office:value-type="float" office:value="0.71667700000000001" table:style-name="ce1">
            <text:p>0.716677</text:p>
          </table:table-cell>
          <table:table-cell office:value-type="float" office:value="1.1885669999999999" table:style-name="ce1">
            <text:p>1.188567</text:p>
          </table:table-cell>
          <table:table-cell office:value-type="float" office:value="1.1370690000000001" table:style-name="ce1">
            <text:p>1.137069</text:p>
          </table:table-cell>
          <table:table-cell table:style-name="ce1"/>
          <table:table-cell office:value-type="string" office:string-value="224 cores (224 ranks / 1 threads)" table:formula="of:=[.A13]" table:style-name="ce1">
            <text:p>224 cores (224 ranks / 1 threads)</text:p>
          </table:table-cell>
          <table:table-cell table:style-name="ce1"/>
          <table:table-cell office:value-type="float" office:value="0" table:formula="of:=MIN([.J13];[.B13])" table:style-name="ce1">
            <text:p>0</text:p>
          </table:table-cell>
          <table:table-cell office:value-type="float" office:value="0.35313899999999998" table:formula="of:=MIN([.K13];[.C13])" table:style-name="ce1">
            <text:p>0.353139</text:p>
          </table:table-cell>
          <table:table-cell office:value-type="float" office:value="0.35228300000000001" table:formula="of:=MIN([.L13];[.D13])" table:style-name="ce1">
            <text:p>0.352283</text:p>
          </table:table-cell>
          <table:table-cell office:value-type="float" office:value="0.625888" table:formula="of:=MIN([.M13];[.E13])" table:style-name="ce1">
            <text:p>0.625888</text:p>
          </table:table-cell>
          <table:table-cell office:value-type="float" office:value="0.61334" table:formula="of:=MIN([.N13];[.F13])" table:style-name="ce1">
            <text:p>0.61334</text:p>
          </table:table-cell>
          <table:table-cell office:value-type="float" office:value="1.1885669999999999" table:formula="of:=MIN([.O13];[.G13])" table:style-name="ce1">
            <text:p>1.188567</text:p>
          </table:table-cell>
          <table:table-cell office:value-type="float" office:value="1.1370690000000001" table:formula="of:=MIN([.P13];[.H13])" table:style-name="ce1">
            <text:p>1.13706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48 cores (448 ranks / 1 threads)</text:p>
          </table:table-cell>
          <table:table-cell office:value-type="string" table:style-name="ce1">
            <text:p>-</text:p>
          </table:table-cell>
          <table:table-cell office:value-type="float" office:value="0.25506899999999999" table:style-name="ce1">
            <text:p>0.255069</text:p>
          </table:table-cell>
          <table:table-cell office:value-type="float" office:value="0.29486699999999999" table:style-name="ce1">
            <text:p>0.294867</text:p>
          </table:table-cell>
          <table:table-cell office:value-type="float" office:value="0.41126800000000002" table:style-name="ce1">
            <text:p>0.411268</text:p>
          </table:table-cell>
          <table:table-cell office:value-type="float" office:value="0.46093899999999999" table:style-name="ce1">
            <text:p>0.460939</text:p>
          </table:table-cell>
          <table:table-cell office:value-type="float" office:value="0.675844" table:style-name="ce1">
            <text:p>0.675844</text:p>
          </table:table-cell>
          <table:table-cell office:value-type="float" office:value="0.65825500000000003" table:style-name="ce1">
            <text:p>0.658255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7673999999999999" table:style-name="ce1">
            <text:p>0.27674</text:p>
          </table:table-cell>
          <table:table-cell office:value-type="float" office:value="0.27557399999999999" table:style-name="ce1">
            <text:p>0.275574</text:p>
          </table:table-cell>
          <table:table-cell office:value-type="float" office:value="0.35444300000000001" table:style-name="ce1">
            <text:p>0.354443</text:p>
          </table:table-cell>
          <table:table-cell office:value-type="float" office:value="0.40852699999999997" table:style-name="ce1">
            <text:p>0.408527</text:p>
          </table:table-cell>
          <table:table-cell office:value-type="float" office:value="0.65486100000000003" table:style-name="ce1">
            <text:p>0.654861</text:p>
          </table:table-cell>
          <table:table-cell office:value-type="float" office:value="0.63875300000000002" table:style-name="ce1">
            <text:p>0.638753</text:p>
          </table:table-cell>
          <table:table-cell table:style-name="ce1"/>
          <table:table-cell office:value-type="string" office:string-value="448 cores (448 ranks / 1 threads)" table:formula="of:=[.A14]" table:style-name="ce1">
            <text:p>448 cores (448 ranks / 1 threads)</text:p>
          </table:table-cell>
          <table:table-cell table:style-name="ce1"/>
          <table:table-cell office:value-type="float" office:value="0" table:formula="of:=MIN([.J14];[.B14])" table:style-name="ce1">
            <text:p>0</text:p>
          </table:table-cell>
          <table:table-cell office:value-type="float" office:value="0.25506899999999999" table:formula="of:=MIN([.K14];[.C14])" table:style-name="ce1">
            <text:p>0.255069</text:p>
          </table:table-cell>
          <table:table-cell office:value-type="float" office:value="0.27557399999999999" table:formula="of:=MIN([.L14];[.D14])" table:style-name="ce1">
            <text:p>0.275574</text:p>
          </table:table-cell>
          <table:table-cell office:value-type="float" office:value="0.35444300000000001" table:formula="of:=MIN([.M14];[.E14])" table:style-name="ce1">
            <text:p>0.354443</text:p>
          </table:table-cell>
          <table:table-cell office:value-type="float" office:value="0.40852699999999997" table:formula="of:=MIN([.N14];[.F14])" table:style-name="ce1">
            <text:p>0.408527</text:p>
          </table:table-cell>
          <table:table-cell office:value-type="float" office:value="0.65486100000000003" table:formula="of:=MIN([.O14];[.G14])" table:style-name="ce1">
            <text:p>0.654861</text:p>
          </table:table-cell>
          <table:table-cell office:value-type="float" office:value="0.63875300000000002" table:formula="of:=MIN([.P14];[.H14])" table:style-name="ce1">
            <text:p>0.63875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896 cores (896 ranks / 1 threads)</text:p>
          </table:table-cell>
          <table:table-cell office:value-type="string" table:style-name="ce1">
            <text:p>-</text:p>
          </table:table-cell>
          <table:table-cell office:value-type="float" office:value="0.22523499999999999" table:style-name="ce1">
            <text:p>0.225235</text:p>
          </table:table-cell>
          <table:table-cell office:value-type="float" office:value="0.204794" table:style-name="ce1">
            <text:p>0.204794</text:p>
          </table:table-cell>
          <table:table-cell office:value-type="float" office:value="0.22730700000000001" table:style-name="ce1">
            <text:p>0.227307</text:p>
          </table:table-cell>
          <table:table-cell office:value-type="float" office:value="0.25827899999999998" table:style-name="ce1">
            <text:p>0.258279</text:p>
          </table:table-cell>
          <table:table-cell office:value-type="float" office:value="0.40366400000000002" table:style-name="ce1">
            <text:p>0.403664</text:p>
          </table:table-cell>
          <table:table-cell office:value-type="float" office:value="0.46083499999999999" table:style-name="ce1">
            <text:p>0.460835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71561" table:style-name="ce1">
            <text:p>0.271561</text:p>
          </table:table-cell>
          <table:table-cell office:value-type="float" office:value="0.17972199999999999" table:style-name="ce1">
            <text:p>0.179722</text:p>
          </table:table-cell>
          <table:table-cell office:value-type="float" office:value="0.228766" table:style-name="ce1">
            <text:p>0.228766</text:p>
          </table:table-cell>
          <table:table-cell office:value-type="float" office:value="0.29222100000000001" table:style-name="ce1">
            <text:p>0.292221</text:p>
          </table:table-cell>
          <table:table-cell office:value-type="float" office:value="0.44623099999999999" table:style-name="ce1">
            <text:p>0.446231</text:p>
          </table:table-cell>
          <table:table-cell office:value-type="float" office:value="0.403339" table:style-name="ce1">
            <text:p>0.403339</text:p>
          </table:table-cell>
          <table:table-cell table:style-name="ce1"/>
          <table:table-cell office:value-type="string" office:string-value="896 cores (896 ranks / 1 threads)" table:formula="of:=[.A15]" table:style-name="ce1">
            <text:p>896 cores (896 ranks / 1 threads)</text:p>
          </table:table-cell>
          <table:table-cell table:style-name="ce1"/>
          <table:table-cell office:value-type="float" office:value="0" table:formula="of:=MIN([.J15];[.B15])" table:style-name="ce1">
            <text:p>0</text:p>
          </table:table-cell>
          <table:table-cell office:value-type="float" office:value="0.22523499999999999" table:formula="of:=MIN([.K15];[.C15])" table:style-name="ce1">
            <text:p>0.225235</text:p>
          </table:table-cell>
          <table:table-cell office:value-type="float" office:value="0.17972199999999999" table:formula="of:=MIN([.L15];[.D15])" table:style-name="ce1">
            <text:p>0.179722</text:p>
          </table:table-cell>
          <table:table-cell office:value-type="float" office:value="0.22730700000000001" table:formula="of:=MIN([.M15];[.E15])" table:style-name="ce1">
            <text:p>0.227307</text:p>
          </table:table-cell>
          <table:table-cell office:value-type="float" office:value="0.25827899999999998" table:formula="of:=MIN([.N15];[.F15])" table:style-name="ce1">
            <text:p>0.258279</text:p>
          </table:table-cell>
          <table:table-cell office:value-type="float" office:value="0.40366400000000002" table:formula="of:=MIN([.O15];[.G15])" table:style-name="ce1">
            <text:p>0.403664</text:p>
          </table:table-cell>
          <table:table-cell office:value-type="float" office:value="0.403339" table:formula="of:=MIN([.P15];[.H15])" table:style-name="ce1">
            <text:p>0.40333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792 cores (1792 ranks / 1 threads)</text:p>
          </table:table-cell>
          <table:table-cell office:value-type="string" table:style-name="ce1">
            <text:p>-</text:p>
          </table:table-cell>
          <table:table-cell office:value-type="float" office:value="0.25945299999999999" table:style-name="ce1">
            <text:p>0.259453</text:p>
          </table:table-cell>
          <table:table-cell office:value-type="float" office:value="0.228073" table:style-name="ce1">
            <text:p>0.228073</text:p>
          </table:table-cell>
          <table:table-cell office:value-type="float" office:value="0.220974" table:style-name="ce1">
            <text:p>0.220974</text:p>
          </table:table-cell>
          <table:table-cell office:value-type="float" office:value="0.21689600000000001" table:style-name="ce1">
            <text:p>0.216896</text:p>
          </table:table-cell>
          <table:table-cell office:value-type="float" office:value="0.303201" table:style-name="ce1">
            <text:p>0.303201</text:p>
          </table:table-cell>
          <table:table-cell office:value-type="float" office:value="0.26428000000000001" table:style-name="ce1">
            <text:p>0.26428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16311" table:style-name="ce1">
            <text:p>0.216311</text:p>
          </table:table-cell>
          <table:table-cell office:value-type="float" office:value="0.17988000000000001" table:style-name="ce1">
            <text:p>0.17988</text:p>
          </table:table-cell>
          <table:table-cell office:value-type="float" office:value="0.25323299999999999" table:style-name="ce1">
            <text:p>0.253233</text:p>
          </table:table-cell>
          <table:table-cell office:value-type="float" office:value="0.23405899999999999" table:style-name="ce1">
            <text:p>0.234059</text:p>
          </table:table-cell>
          <table:table-cell office:value-type="float" office:value="0.29546099999999997" table:style-name="ce1">
            <text:p>0.295461</text:p>
          </table:table-cell>
          <table:table-cell office:value-type="float" office:value="0.360564" table:style-name="ce1">
            <text:p>0.360564</text:p>
          </table:table-cell>
          <table:table-cell table:style-name="ce1"/>
          <table:table-cell office:value-type="string" office:string-value="1792 cores (1792 ranks / 1 threads)" table:formula="of:=[.A16]" table:style-name="ce1">
            <text:p>1792 cores (1792 ranks / 1 threads)</text:p>
          </table:table-cell>
          <table:table-cell table:style-name="ce1"/>
          <table:table-cell office:value-type="float" office:value="0" table:formula="of:=MIN([.J16];[.B16])" table:style-name="ce1">
            <text:p>0</text:p>
          </table:table-cell>
          <table:table-cell office:value-type="float" office:value="0.216311" table:formula="of:=MIN([.K16];[.C16])" table:style-name="ce1">
            <text:p>0.216311</text:p>
          </table:table-cell>
          <table:table-cell office:value-type="float" office:value="0.17988000000000001" table:formula="of:=MIN([.L16];[.D16])" table:style-name="ce1">
            <text:p>0.17988</text:p>
          </table:table-cell>
          <table:table-cell office:value-type="float" office:value="0.220974" table:formula="of:=MIN([.M16];[.E16])" table:style-name="ce1">
            <text:p>0.220974</text:p>
          </table:table-cell>
          <table:table-cell office:value-type="float" office:value="0.21689600000000001" table:formula="of:=MIN([.N16];[.F16])" table:style-name="ce1">
            <text:p>0.216896</text:p>
          </table:table-cell>
          <table:table-cell office:value-type="float" office:value="0.29546099999999997" table:formula="of:=MIN([.O16];[.G16])" table:style-name="ce1">
            <text:p>0.295461</text:p>
          </table:table-cell>
          <table:table-cell office:value-type="float" office:value="0.26428000000000001" table:formula="of:=MIN([.P16];[.H16])" table:style-name="ce1">
            <text:p>0.2642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456 cores (3456 ranks / 1 threads)</text:p>
          </table:table-cell>
          <table:table-cell office:value-type="string" table:style-name="ce1">
            <text:p>-</text:p>
          </table:table-cell>
          <table:table-cell office:value-type="float" office:value="0.27558199999999999" table:style-name="ce1">
            <text:p>0.275582</text:p>
          </table:table-cell>
          <table:table-cell office:value-type="float" office:value="0.20930799999999999" table:style-name="ce1">
            <text:p>0.209308</text:p>
          </table:table-cell>
          <table:table-cell office:value-type="float" office:value="0.22777700000000001" table:style-name="ce1">
            <text:p>0.227777</text:p>
          </table:table-cell>
          <table:table-cell office:value-type="float" office:value="0.21210300000000001" table:style-name="ce1">
            <text:p>0.212103</text:p>
          </table:table-cell>
          <table:table-cell office:value-type="float" office:value="0.24785699999999999" table:style-name="ce1">
            <text:p>0.247857</text:p>
          </table:table-cell>
          <table:table-cell office:value-type="float" office:value="0.27318999999999999" table:style-name="ce1">
            <text:p>0.27319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177843" table:style-name="ce1">
            <text:p>0.177843</text:p>
          </table:table-cell>
          <table:table-cell office:value-type="float" office:value="0.176534" table:style-name="ce1">
            <text:p>0.176534</text:p>
          </table:table-cell>
          <table:table-cell office:value-type="float" office:value="0.30413299999999999" table:style-name="ce1">
            <text:p>0.304133</text:p>
          </table:table-cell>
          <table:table-cell office:value-type="float" office:value="0.24954299999999999" table:style-name="ce1">
            <text:p>0.249543</text:p>
          </table:table-cell>
          <table:table-cell office:value-type="float" office:value="0.72330300000000003" table:style-name="ce1">
            <text:p>0.723303</text:p>
          </table:table-cell>
          <table:table-cell office:value-type="float" office:value="0.22867999999999999" table:style-name="ce1">
            <text:p>0.22868</text:p>
          </table:table-cell>
          <table:table-cell table:style-name="ce1"/>
          <table:table-cell office:value-type="string" office:string-value="3456 cores (3456 ranks / 1 threads)" table:formula="of:=[.A17]" table:style-name="ce1">
            <text:p>3456 cores (3456 ranks / 1 threads)</text:p>
          </table:table-cell>
          <table:table-cell table:style-name="ce1"/>
          <table:table-cell office:value-type="float" office:value="0" table:formula="of:=MIN([.J17];[.B17])" table:style-name="ce1">
            <text:p>0</text:p>
          </table:table-cell>
          <table:table-cell office:value-type="float" office:value="0.177843" table:formula="of:=MIN([.K17];[.C17])" table:style-name="ce1">
            <text:p>0.177843</text:p>
          </table:table-cell>
          <table:table-cell office:value-type="float" office:value="0.176534" table:formula="of:=MIN([.L17];[.D17])" table:style-name="ce1">
            <text:p>0.176534</text:p>
          </table:table-cell>
          <table:table-cell office:value-type="float" office:value="0.22777700000000001" table:formula="of:=MIN([.M17];[.E17])" table:style-name="ce1">
            <text:p>0.227777</text:p>
          </table:table-cell>
          <table:table-cell office:value-type="float" office:value="0.21210300000000001" table:formula="of:=MIN([.N17];[.F17])" table:style-name="ce1">
            <text:p>0.212103</text:p>
          </table:table-cell>
          <table:table-cell office:value-type="float" office:value="0.24785699999999999" table:formula="of:=MIN([.O17];[.G17])" table:style-name="ce1">
            <text:p>0.247857</text:p>
          </table:table-cell>
          <table:table-cell office:value-type="float" office:value="0.22867999999999999" table:formula="of:=MIN([.P17];[.H17])" table:style-name="ce1">
            <text:p>0.2286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 cores (1 ranks / 2 threads)</text:p>
          </table:table-cell>
          <table:table-cell office:value-type="float" office:value="125.282993" table:style-name="ce1">
            <text:p>125.282993</text:p>
          </table:table-cell>
          <table:table-cell office:value-type="float" office:value="17.146250999999999" table:style-name="ce1">
            <text:p>17.146251</text:p>
          </table:table-cell>
          <table:table-cell office:value-type="float" office:value="15.281972" table:style-name="ce1">
            <text:p>15.281972</text:p>
          </table:table-cell>
          <table:table-cell office:value-type="float" office:value="33.739606000000002" table:style-name="ce1">
            <text:p>33.739606</text:p>
          </table:table-cell>
          <table:table-cell office:value-type="float" office:value="30.632245000000001" table:style-name="ce1">
            <text:p>30.632245</text:p>
          </table:table-cell>
          <table:table-cell office:value-type="float" office:value="68.636993000000004" table:style-name="ce1">
            <text:p>68.636993</text:p>
          </table:table-cell>
          <table:table-cell office:value-type="float" office:value="61.275702000000003" table:style-name="ce1">
            <text:p>61.275702</text:p>
          </table:table-cell>
          <table:table-cell table:style-name="ce1"/>
          <table:table-cell office:value-type="float" office:value="126.363259" table:style-name="ce1">
            <text:p>126.363259</text:p>
          </table:table-cell>
          <table:table-cell office:value-type="float" office:value="17.027149000000001" table:style-name="ce1">
            <text:p>17.027149</text:p>
          </table:table-cell>
          <table:table-cell office:value-type="float" office:value="15.21794" table:style-name="ce1">
            <text:p>15.21794</text:p>
          </table:table-cell>
          <table:table-cell office:value-type="float" office:value="33.457273999999998" table:style-name="ce1">
            <text:p>33.457274</text:p>
          </table:table-cell>
          <table:table-cell office:value-type="float" office:value="30.420193999999999" table:style-name="ce1">
            <text:p>30.420194</text:p>
          </table:table-cell>
          <table:table-cell office:value-type="float" office:value="67.439745000000002" table:style-name="ce1">
            <text:p>67.439745</text:p>
          </table:table-cell>
          <table:table-cell office:value-type="float" office:value="61.077674000000002" table:style-name="ce1">
            <text:p>61.077674</text:p>
          </table:table-cell>
          <table:table-cell table:style-name="ce1"/>
          <table:table-cell office:value-type="string" office:string-value="2 cores (1 ranks / 2 threads)" table:formula="of:=[.A18]" table:style-name="ce1">
            <text:p>2 cores (1 ranks / 2 threads)</text:p>
          </table:table-cell>
          <table:table-cell table:style-name="ce1"/>
          <table:table-cell office:value-type="float" office:value="125.282993" table:formula="of:=MIN([.J18];[.B18])" table:style-name="ce1">
            <text:p>125.282993</text:p>
          </table:table-cell>
          <table:table-cell office:value-type="float" office:value="17.027149000000001" table:formula="of:=MIN([.K18];[.C18])" table:style-name="ce1">
            <text:p>17.027149</text:p>
          </table:table-cell>
          <table:table-cell office:value-type="float" office:value="15.21794" table:formula="of:=MIN([.L18];[.D18])" table:style-name="ce1">
            <text:p>15.21794</text:p>
          </table:table-cell>
          <table:table-cell office:value-type="float" office:value="33.457273999999998" table:formula="of:=MIN([.M18];[.E18])" table:style-name="ce1">
            <text:p>33.457274</text:p>
          </table:table-cell>
          <table:table-cell office:value-type="float" office:value="30.420193999999999" table:formula="of:=MIN([.N18];[.F18])" table:style-name="ce1">
            <text:p>30.420194</text:p>
          </table:table-cell>
          <table:table-cell office:value-type="float" office:value="67.439745000000002" table:formula="of:=MIN([.O18];[.G18])" table:style-name="ce1">
            <text:p>67.439745</text:p>
          </table:table-cell>
          <table:table-cell office:value-type="float" office:value="61.077674000000002" table:formula="of:=MIN([.P18];[.H18])" table:style-name="ce1">
            <text:p>61.07767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 cores (2 ranks / 2 threads)</text:p>
          </table:table-cell>
          <table:table-cell office:value-type="string" table:style-name="ce1">
            <text:p>-</text:p>
          </table:table-cell>
          <table:table-cell office:value-type="float" office:value="7.0392320000000002" table:style-name="ce1">
            <text:p>7.039232</text:p>
          </table:table-cell>
          <table:table-cell office:value-type="float" office:value="7.930167" table:style-name="ce1">
            <text:p>7.930167</text:p>
          </table:table-cell>
          <table:table-cell office:value-type="float" office:value="13.905989999999999" table:style-name="ce1">
            <text:p>13.90599</text:p>
          </table:table-cell>
          <table:table-cell office:value-type="float" office:value="15.857017000000001" table:style-name="ce1">
            <text:p>15.857017</text:p>
          </table:table-cell>
          <table:table-cell office:value-type="float" office:value="28.339312" table:style-name="ce1">
            <text:p>28.339312</text:p>
          </table:table-cell>
          <table:table-cell office:value-type="float" office:value="31.331638999999999" table:style-name="ce1">
            <text:p>31.331639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7.0262180000000001" table:style-name="ce1">
            <text:p>7.026218</text:p>
          </table:table-cell>
          <table:table-cell office:value-type="float" office:value="7.9850680000000001" table:style-name="ce1">
            <text:p>7.985068</text:p>
          </table:table-cell>
          <table:table-cell office:value-type="float" office:value="13.944495" table:style-name="ce1">
            <text:p>13.944495</text:p>
          </table:table-cell>
          <table:table-cell office:value-type="float" office:value="15.826957999999999" table:style-name="ce1">
            <text:p>15.826958</text:p>
          </table:table-cell>
          <table:table-cell office:value-type="float" office:value="27.784488" table:style-name="ce1">
            <text:p>27.784488</text:p>
          </table:table-cell>
          <table:table-cell office:value-type="float" office:value="31.400490999999999" table:style-name="ce1">
            <text:p>31.400491</text:p>
          </table:table-cell>
          <table:table-cell table:style-name="ce1"/>
          <table:table-cell office:value-type="string" office:string-value="4 cores (2 ranks / 2 threads)" table:formula="of:=[.A19]" table:style-name="ce1">
            <text:p>4 cores (2 ranks / 2 threads)</text:p>
          </table:table-cell>
          <table:table-cell table:style-name="ce1"/>
          <table:table-cell office:value-type="float" office:value="0" table:formula="of:=MIN([.J19];[.B19])" table:style-name="ce1">
            <text:p>0</text:p>
          </table:table-cell>
          <table:table-cell office:value-type="float" office:value="7.0262180000000001" table:formula="of:=MIN([.K19];[.C19])" table:style-name="ce1">
            <text:p>7.026218</text:p>
          </table:table-cell>
          <table:table-cell office:value-type="float" office:value="7.930167" table:formula="of:=MIN([.L19];[.D19])" table:style-name="ce1">
            <text:p>7.930167</text:p>
          </table:table-cell>
          <table:table-cell office:value-type="float" office:value="13.905989999999999" table:formula="of:=MIN([.M19];[.E19])" table:style-name="ce1">
            <text:p>13.90599</text:p>
          </table:table-cell>
          <table:table-cell office:value-type="float" office:value="15.826957999999999" table:formula="of:=MIN([.N19];[.F19])" table:style-name="ce1">
            <text:p>15.826958</text:p>
          </table:table-cell>
          <table:table-cell office:value-type="float" office:value="27.784488" table:formula="of:=MIN([.O19];[.G19])" table:style-name="ce1">
            <text:p>27.784488</text:p>
          </table:table-cell>
          <table:table-cell office:value-type="float" office:value="31.331638999999999" table:formula="of:=MIN([.P19];[.H19])" table:style-name="ce1">
            <text:p>31.33163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8 cores (4 ranks / 2 threads)</text:p>
          </table:table-cell>
          <table:table-cell office:value-type="string" table:style-name="ce1">
            <text:p>-</text:p>
          </table:table-cell>
          <table:table-cell office:value-type="float" office:value="3.8607629999999999" table:style-name="ce1">
            <text:p>3.860763</text:p>
          </table:table-cell>
          <table:table-cell office:value-type="float" office:value="4.3883789999999996" table:style-name="ce1">
            <text:p>4.388379</text:p>
          </table:table-cell>
          <table:table-cell office:value-type="float" office:value="7.6322260000000002" table:style-name="ce1">
            <text:p>7.632226</text:p>
          </table:table-cell>
          <table:table-cell office:value-type="float" office:value="8.599342" table:style-name="ce1">
            <text:p>8.599342</text:p>
          </table:table-cell>
          <table:table-cell office:value-type="float" office:value="15.127351000000001" table:style-name="ce1">
            <text:p>15.127351</text:p>
          </table:table-cell>
          <table:table-cell office:value-type="float" office:value="17.160653" table:style-name="ce1">
            <text:p>17.160653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3.8427229999999999" table:style-name="ce1">
            <text:p>3.842723</text:p>
          </table:table-cell>
          <table:table-cell office:value-type="float" office:value="4.3511860000000002" table:style-name="ce1">
            <text:p>4.351186</text:p>
          </table:table-cell>
          <table:table-cell office:value-type="float" office:value="7.6067939999999998" table:style-name="ce1">
            <text:p>7.606794</text:p>
          </table:table-cell>
          <table:table-cell office:value-type="float" office:value="8.6699859999999997" table:style-name="ce1">
            <text:p>8.669986</text:p>
          </table:table-cell>
          <table:table-cell office:value-type="float" office:value="15.088467" table:style-name="ce1">
            <text:p>15.088467</text:p>
          </table:table-cell>
          <table:table-cell office:value-type="float" office:value="17.080762" table:style-name="ce1">
            <text:p>17.080762</text:p>
          </table:table-cell>
          <table:table-cell table:style-name="ce1"/>
          <table:table-cell office:value-type="string" office:string-value="8 cores (4 ranks / 2 threads)" table:formula="of:=[.A20]" table:style-name="ce1">
            <text:p>8 cores (4 ranks / 2 threads)</text:p>
          </table:table-cell>
          <table:table-cell table:style-name="ce1"/>
          <table:table-cell office:value-type="float" office:value="0" table:formula="of:=MIN([.J20];[.B20])" table:style-name="ce1">
            <text:p>0</text:p>
          </table:table-cell>
          <table:table-cell office:value-type="float" office:value="3.8427229999999999" table:formula="of:=MIN([.K20];[.C20])" table:style-name="ce1">
            <text:p>3.842723</text:p>
          </table:table-cell>
          <table:table-cell office:value-type="float" office:value="4.3511860000000002" table:formula="of:=MIN([.L20];[.D20])" table:style-name="ce1">
            <text:p>4.351186</text:p>
          </table:table-cell>
          <table:table-cell office:value-type="float" office:value="7.6067939999999998" table:formula="of:=MIN([.M20];[.E20])" table:style-name="ce1">
            <text:p>7.606794</text:p>
          </table:table-cell>
          <table:table-cell office:value-type="float" office:value="8.599342" table:formula="of:=MIN([.N20];[.F20])" table:style-name="ce1">
            <text:p>8.599342</text:p>
          </table:table-cell>
          <table:table-cell office:value-type="float" office:value="15.088467" table:formula="of:=MIN([.O20];[.G20])" table:style-name="ce1">
            <text:p>15.088467</text:p>
          </table:table-cell>
          <table:table-cell office:value-type="float" office:value="17.080762" table:formula="of:=MIN([.P20];[.H20])" table:style-name="ce1">
            <text:p>17.08076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6 cores (8 ranks / 2 threads)</text:p>
          </table:table-cell>
          <table:table-cell office:value-type="string" table:style-name="ce1">
            <text:p>-</text:p>
          </table:table-cell>
          <table:table-cell office:value-type="float" office:value="2.4410479999999999" table:style-name="ce1">
            <text:p>2.441048</text:p>
          </table:table-cell>
          <table:table-cell office:value-type="float" office:value="2.6762049999999999" table:style-name="ce1">
            <text:p>2.676205</text:p>
          </table:table-cell>
          <table:table-cell office:value-type="float" office:value="4.7717489999999998" table:style-name="ce1">
            <text:p>4.771749</text:p>
          </table:table-cell>
          <table:table-cell office:value-type="float" office:value="5.6149459999999998" table:style-name="ce1">
            <text:p>5.614946</text:p>
          </table:table-cell>
          <table:table-cell office:value-type="float" office:value="9.5591840000000001" table:style-name="ce1">
            <text:p>9.559184</text:p>
          </table:table-cell>
          <table:table-cell office:value-type="float" office:value="10.465854999999999" table:style-name="ce1">
            <text:p>10.465855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2.4429150000000002" table:style-name="ce1">
            <text:p>2.442915</text:p>
          </table:table-cell>
          <table:table-cell office:value-type="float" office:value="2.8546589999999998" table:style-name="ce1">
            <text:p>2.854659</text:p>
          </table:table-cell>
          <table:table-cell office:value-type="float" office:value="4.846959" table:style-name="ce1">
            <text:p>4.846959</text:p>
          </table:table-cell>
          <table:table-cell office:value-type="float" office:value="5.4767619999999999" table:style-name="ce1">
            <text:p>5.476762</text:p>
          </table:table-cell>
          <table:table-cell office:value-type="float" office:value="9.611853" table:style-name="ce1">
            <text:p>9.611853</text:p>
          </table:table-cell>
          <table:table-cell office:value-type="float" office:value="10.420012" table:style-name="ce1">
            <text:p>10.420012</text:p>
          </table:table-cell>
          <table:table-cell table:style-name="ce1"/>
          <table:table-cell office:value-type="string" office:string-value="16 cores (8 ranks / 2 threads)" table:formula="of:=[.A21]" table:style-name="ce1">
            <text:p>16 cores (8 ranks / 2 threads)</text:p>
          </table:table-cell>
          <table:table-cell table:style-name="ce1"/>
          <table:table-cell office:value-type="float" office:value="0" table:formula="of:=MIN([.J21];[.B21])" table:style-name="ce1">
            <text:p>0</text:p>
          </table:table-cell>
          <table:table-cell office:value-type="float" office:value="2.4410479999999999" table:formula="of:=MIN([.K21];[.C21])" table:style-name="ce1">
            <text:p>2.441048</text:p>
          </table:table-cell>
          <table:table-cell office:value-type="float" office:value="2.6762049999999999" table:formula="of:=MIN([.L21];[.D21])" table:style-name="ce1">
            <text:p>2.676205</text:p>
          </table:table-cell>
          <table:table-cell office:value-type="float" office:value="4.7717489999999998" table:formula="of:=MIN([.M21];[.E21])" table:style-name="ce1">
            <text:p>4.771749</text:p>
          </table:table-cell>
          <table:table-cell office:value-type="float" office:value="5.4767619999999999" table:formula="of:=MIN([.N21];[.F21])" table:style-name="ce1">
            <text:p>5.476762</text:p>
          </table:table-cell>
          <table:table-cell office:value-type="float" office:value="9.5591840000000001" table:formula="of:=MIN([.O21];[.G21])" table:style-name="ce1">
            <text:p>9.559184</text:p>
          </table:table-cell>
          <table:table-cell office:value-type="float" office:value="10.420012" table:formula="of:=MIN([.P21];[.H21])" table:style-name="ce1">
            <text:p>10.42001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8 cores (14 ranks / 2 threads)</text:p>
          </table:table-cell>
          <table:table-cell office:value-type="string" table:style-name="ce1">
            <text:p>-</text:p>
          </table:table-cell>
          <table:table-cell office:value-type="float" office:value="1.4494450000000001" table:style-name="ce1">
            <text:p>1.449445</text:p>
          </table:table-cell>
          <table:table-cell office:value-type="float" office:value="2.146344" table:style-name="ce1">
            <text:p>2.146344</text:p>
          </table:table-cell>
          <table:table-cell office:value-type="float" office:value="2.8543639999999999" table:style-name="ce1">
            <text:p>2.854364</text:p>
          </table:table-cell>
          <table:table-cell office:value-type="float" office:value="4.2543569999999997" table:style-name="ce1">
            <text:p>4.254357</text:p>
          </table:table-cell>
          <table:table-cell office:value-type="float" office:value="5.6567439999999998" table:style-name="ce1">
            <text:p>5.656744</text:p>
          </table:table-cell>
          <table:table-cell office:value-type="float" office:value="8.4292479999999994" table:style-name="ce1">
            <text:p>8.429248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1.46713" table:style-name="ce1">
            <text:p>1.46713</text:p>
          </table:table-cell>
          <table:table-cell office:value-type="float" office:value="2.163036" table:style-name="ce1">
            <text:p>2.163036</text:p>
          </table:table-cell>
          <table:table-cell office:value-type="float" office:value="2.8751440000000001" table:style-name="ce1">
            <text:p>2.875144</text:p>
          </table:table-cell>
          <table:table-cell office:value-type="float" office:value="3.9390360000000002" table:style-name="ce1">
            <text:p>3.939036</text:p>
          </table:table-cell>
          <table:table-cell office:value-type="float" office:value="5.5763170000000004" table:style-name="ce1">
            <text:p>5.576317</text:p>
          </table:table-cell>
          <table:table-cell office:value-type="float" office:value="7.807874" table:style-name="ce1">
            <text:p>7.807874</text:p>
          </table:table-cell>
          <table:table-cell table:style-name="ce1"/>
          <table:table-cell office:value-type="string" office:string-value="28 cores (14 ranks / 2 threads)" table:formula="of:=[.A22]" table:style-name="ce1">
            <text:p>28 cores (14 ranks / 2 threads)</text:p>
          </table:table-cell>
          <table:table-cell table:style-name="ce1"/>
          <table:table-cell office:value-type="float" office:value="0" table:formula="of:=MIN([.J22];[.B22])" table:style-name="ce1">
            <text:p>0</text:p>
          </table:table-cell>
          <table:table-cell office:value-type="float" office:value="1.4494450000000001" table:formula="of:=MIN([.K22];[.C22])" table:style-name="ce1">
            <text:p>1.449445</text:p>
          </table:table-cell>
          <table:table-cell office:value-type="float" office:value="2.146344" table:formula="of:=MIN([.L22];[.D22])" table:style-name="ce1">
            <text:p>2.146344</text:p>
          </table:table-cell>
          <table:table-cell office:value-type="float" office:value="2.8543639999999999" table:formula="of:=MIN([.M22];[.E22])" table:style-name="ce1">
            <text:p>2.854364</text:p>
          </table:table-cell>
          <table:table-cell office:value-type="float" office:value="3.9390360000000002" table:formula="of:=MIN([.N22];[.F22])" table:style-name="ce1">
            <text:p>3.939036</text:p>
          </table:table-cell>
          <table:table-cell office:value-type="float" office:value="5.5763170000000004" table:formula="of:=MIN([.O22];[.G22])" table:style-name="ce1">
            <text:p>5.576317</text:p>
          </table:table-cell>
          <table:table-cell office:value-type="float" office:value="7.807874" table:formula="of:=MIN([.P22];[.H22])" table:style-name="ce1">
            <text:p>7.80787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56 cores (28 ranks / 2 threads)</text:p>
          </table:table-cell>
          <table:table-cell office:value-type="string" table:style-name="ce1">
            <text:p>-</text:p>
          </table:table-cell>
          <table:table-cell office:value-type="float" office:value="0.78998800000000002" table:style-name="ce1">
            <text:p>0.789988</text:p>
          </table:table-cell>
          <table:table-cell office:value-type="float" office:value="1.1148370000000001" table:style-name="ce1">
            <text:p>1.114837</text:p>
          </table:table-cell>
          <table:table-cell office:value-type="float" office:value="1.475668" table:style-name="ce1">
            <text:p>1.475668</text:p>
          </table:table-cell>
          <table:table-cell office:value-type="float" office:value="2.2223600000000001" table:style-name="ce1">
            <text:p>2.22236</text:p>
          </table:table-cell>
          <table:table-cell office:value-type="float" office:value="2.9197600000000001" table:style-name="ce1">
            <text:p>2.91976</text:p>
          </table:table-cell>
          <table:table-cell office:value-type="float" office:value="4.0271439999999998" table:style-name="ce1">
            <text:p>4.027144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78241899999999998" table:style-name="ce1">
            <text:p>0.782419</text:p>
          </table:table-cell>
          <table:table-cell office:value-type="float" office:value="1.1219589999999999" table:style-name="ce1">
            <text:p>1.121959</text:p>
          </table:table-cell>
          <table:table-cell office:value-type="float" office:value="1.450995" table:style-name="ce1">
            <text:p>1.450995</text:p>
          </table:table-cell>
          <table:table-cell office:value-type="float" office:value="2.1609189999999998" table:style-name="ce1">
            <text:p>2.160919</text:p>
          </table:table-cell>
          <table:table-cell office:value-type="float" office:value="2.8742230000000002" table:style-name="ce1">
            <text:p>2.874223</text:p>
          </table:table-cell>
          <table:table-cell office:value-type="float" office:value="4.1611969999999996" table:style-name="ce1">
            <text:p>4.161197</text:p>
          </table:table-cell>
          <table:table-cell table:style-name="ce1"/>
          <table:table-cell office:value-type="string" office:string-value="56 cores (28 ranks / 2 threads)" table:formula="of:=[.A23]" table:style-name="ce1">
            <text:p>56 cores (28 ranks / 2 threads)</text:p>
          </table:table-cell>
          <table:table-cell table:style-name="ce1"/>
          <table:table-cell office:value-type="float" office:value="0" table:formula="of:=MIN([.J23];[.B23])" table:style-name="ce1">
            <text:p>0</text:p>
          </table:table-cell>
          <table:table-cell office:value-type="float" office:value="0.78241899999999998" table:formula="of:=MIN([.K23];[.C23])" table:style-name="ce1">
            <text:p>0.782419</text:p>
          </table:table-cell>
          <table:table-cell office:value-type="float" office:value="1.1148370000000001" table:formula="of:=MIN([.L23];[.D23])" table:style-name="ce1">
            <text:p>1.114837</text:p>
          </table:table-cell>
          <table:table-cell office:value-type="float" office:value="1.450995" table:formula="of:=MIN([.M23];[.E23])" table:style-name="ce1">
            <text:p>1.450995</text:p>
          </table:table-cell>
          <table:table-cell office:value-type="float" office:value="2.1609189999999998" table:formula="of:=MIN([.N23];[.F23])" table:style-name="ce1">
            <text:p>2.160919</text:p>
          </table:table-cell>
          <table:table-cell office:value-type="float" office:value="2.8742230000000002" table:formula="of:=MIN([.O23];[.G23])" table:style-name="ce1">
            <text:p>2.874223</text:p>
          </table:table-cell>
          <table:table-cell office:value-type="float" office:value="4.0271439999999998" table:formula="of:=MIN([.P23];[.H23])" table:style-name="ce1">
            <text:p>4.02714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12 cores (56 ranks / 2 threads)</text:p>
          </table:table-cell>
          <table:table-cell office:value-type="string" table:style-name="ce1">
            <text:p>-</text:p>
          </table:table-cell>
          <table:table-cell office:value-type="float" office:value="0.418325" table:style-name="ce1">
            <text:p>0.418325</text:p>
          </table:table-cell>
          <table:table-cell office:value-type="float" office:value="0.635324" table:style-name="ce1">
            <text:p>0.635324</text:p>
          </table:table-cell>
          <table:table-cell office:value-type="float" office:value="0.804203" table:style-name="ce1">
            <text:p>0.804203</text:p>
          </table:table-cell>
          <table:table-cell office:value-type="float" office:value="1.108762" table:style-name="ce1">
            <text:p>1.108762</text:p>
          </table:table-cell>
          <table:table-cell office:value-type="float" office:value="1.5496799999999999" table:style-name="ce1">
            <text:p>1.54968</text:p>
          </table:table-cell>
          <table:table-cell office:value-type="float" office:value="2.3238300000000001" table:style-name="ce1">
            <text:p>2.32383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41772199999999998" table:style-name="ce1">
            <text:p>0.417722</text:p>
          </table:table-cell>
          <table:table-cell office:value-type="float" office:value="0.66850600000000004" table:style-name="ce1">
            <text:p>0.668506</text:p>
          </table:table-cell>
          <table:table-cell office:value-type="float" office:value="0.77658199999999999" table:style-name="ce1">
            <text:p>0.776582</text:p>
          </table:table-cell>
          <table:table-cell office:value-type="float" office:value="1.173014" table:style-name="ce1">
            <text:p>1.173014</text:p>
          </table:table-cell>
          <table:table-cell office:value-type="float" office:value="1.5197400000000001" table:style-name="ce1">
            <text:p>1.51974</text:p>
          </table:table-cell>
          <table:table-cell office:value-type="float" office:value="2.2408649999999999" table:style-name="ce1">
            <text:p>2.240865</text:p>
          </table:table-cell>
          <table:table-cell table:style-name="ce1"/>
          <table:table-cell office:value-type="string" office:string-value="112 cores (56 ranks / 2 threads)" table:formula="of:=[.A24]" table:style-name="ce1">
            <text:p>112 cores (56 ranks / 2 threads)</text:p>
          </table:table-cell>
          <table:table-cell table:style-name="ce1"/>
          <table:table-cell office:value-type="float" office:value="0" table:formula="of:=MIN([.J24];[.B24])" table:style-name="ce1">
            <text:p>0</text:p>
          </table:table-cell>
          <table:table-cell office:value-type="float" office:value="0.41772199999999998" table:formula="of:=MIN([.K24];[.C24])" table:style-name="ce1">
            <text:p>0.417722</text:p>
          </table:table-cell>
          <table:table-cell office:value-type="float" office:value="0.635324" table:formula="of:=MIN([.L24];[.D24])" table:style-name="ce1">
            <text:p>0.635324</text:p>
          </table:table-cell>
          <table:table-cell office:value-type="float" office:value="0.77658199999999999" table:formula="of:=MIN([.M24];[.E24])" table:style-name="ce1">
            <text:p>0.776582</text:p>
          </table:table-cell>
          <table:table-cell office:value-type="float" office:value="1.108762" table:formula="of:=MIN([.N24];[.F24])" table:style-name="ce1">
            <text:p>1.108762</text:p>
          </table:table-cell>
          <table:table-cell office:value-type="float" office:value="1.5197400000000001" table:formula="of:=MIN([.O24];[.G24])" table:style-name="ce1">
            <text:p>1.51974</text:p>
          </table:table-cell>
          <table:table-cell office:value-type="float" office:value="2.2408649999999999" table:formula="of:=MIN([.P24];[.H24])" table:style-name="ce1">
            <text:p>2.24086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24 cores (112 ranks / 2 threads)</text:p>
          </table:table-cell>
          <table:table-cell office:value-type="string" table:style-name="ce1">
            <text:p>-</text:p>
          </table:table-cell>
          <table:table-cell office:value-type="float" office:value="0.264845" table:style-name="ce1">
            <text:p>0.264845</text:p>
          </table:table-cell>
          <table:table-cell office:value-type="float" office:value="0.38000699999999998" table:style-name="ce1">
            <text:p>0.380007</text:p>
          </table:table-cell>
          <table:table-cell office:value-type="float" office:value="0.41273199999999999" table:style-name="ce1">
            <text:p>0.412732</text:p>
          </table:table-cell>
          <table:table-cell office:value-type="float" office:value="0.65193199999999996" table:style-name="ce1">
            <text:p>0.651932</text:p>
          </table:table-cell>
          <table:table-cell office:value-type="float" office:value="0.83745499999999995" table:style-name="ce1">
            <text:p>0.837455</text:p>
          </table:table-cell>
          <table:table-cell office:value-type="float" office:value="1.146584" table:style-name="ce1">
            <text:p>1.146584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5750000000000001" table:style-name="ce1">
            <text:p>0.2575</text:p>
          </table:table-cell>
          <table:table-cell office:value-type="float" office:value="0.358205" table:style-name="ce1">
            <text:p>0.358205</text:p>
          </table:table-cell>
          <table:table-cell office:value-type="float" office:value="0.420599" table:style-name="ce1">
            <text:p>0.420599</text:p>
          </table:table-cell>
          <table:table-cell office:value-type="float" office:value="0.63752699999999995" table:style-name="ce1">
            <text:p>0.637527</text:p>
          </table:table-cell>
          <table:table-cell office:value-type="float" office:value="0.82553200000000004" table:style-name="ce1">
            <text:p>0.825532</text:p>
          </table:table-cell>
          <table:table-cell office:value-type="float" office:value="1.1204529999999999" table:style-name="ce1">
            <text:p>1.120453</text:p>
          </table:table-cell>
          <table:table-cell table:style-name="ce1"/>
          <table:table-cell office:value-type="string" office:string-value="224 cores (112 ranks / 2 threads)" table:formula="of:=[.A25]" table:style-name="ce1">
            <text:p>224 cores (112 ranks / 2 threads)</text:p>
          </table:table-cell>
          <table:table-cell table:style-name="ce1"/>
          <table:table-cell office:value-type="float" office:value="0" table:formula="of:=MIN([.J25];[.B25])" table:style-name="ce1">
            <text:p>0</text:p>
          </table:table-cell>
          <table:table-cell office:value-type="float" office:value="0.25750000000000001" table:formula="of:=MIN([.K25];[.C25])" table:style-name="ce1">
            <text:p>0.2575</text:p>
          </table:table-cell>
          <table:table-cell office:value-type="float" office:value="0.358205" table:formula="of:=MIN([.L25];[.D25])" table:style-name="ce1">
            <text:p>0.358205</text:p>
          </table:table-cell>
          <table:table-cell office:value-type="float" office:value="0.41273199999999999" table:formula="of:=MIN([.M25];[.E25])" table:style-name="ce1">
            <text:p>0.412732</text:p>
          </table:table-cell>
          <table:table-cell office:value-type="float" office:value="0.63752699999999995" table:formula="of:=MIN([.N25];[.F25])" table:style-name="ce1">
            <text:p>0.637527</text:p>
          </table:table-cell>
          <table:table-cell office:value-type="float" office:value="0.82553200000000004" table:formula="of:=MIN([.O25];[.G25])" table:style-name="ce1">
            <text:p>0.825532</text:p>
          </table:table-cell>
          <table:table-cell office:value-type="float" office:value="1.1204529999999999" table:formula="of:=MIN([.P25];[.H25])" table:style-name="ce1">
            <text:p>1.12045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48 cores (224 ranks / 2 threads)</text:p>
          </table:table-cell>
          <table:table-cell office:value-type="string" table:style-name="ce1">
            <text:p>-</text:p>
          </table:table-cell>
          <table:table-cell office:value-type="float" office:value="0.14618200000000001" table:style-name="ce1">
            <text:p>0.146182</text:p>
          </table:table-cell>
          <table:table-cell office:value-type="float" office:value="0.242116" table:style-name="ce1">
            <text:p>0.242116</text:p>
          </table:table-cell>
          <table:table-cell office:value-type="float" office:value="0.32204700000000003" table:style-name="ce1">
            <text:p>0.322047</text:p>
          </table:table-cell>
          <table:table-cell office:value-type="float" office:value="0.404636" table:style-name="ce1">
            <text:p>0.404636</text:p>
          </table:table-cell>
          <table:table-cell office:value-type="float" office:value="0.46829900000000002" table:style-name="ce1">
            <text:p>0.468299</text:p>
          </table:table-cell>
          <table:table-cell office:value-type="float" office:value="0.69205799999999995" table:style-name="ce1">
            <text:p>0.692058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0469899999999999" table:style-name="ce1">
            <text:p>0.204699</text:p>
          </table:table-cell>
          <table:table-cell office:value-type="float" office:value="0.25334400000000001" table:style-name="ce1">
            <text:p>0.253344</text:p>
          </table:table-cell>
          <table:table-cell office:value-type="float" office:value="0.29824899999999999" table:style-name="ce1">
            <text:p>0.298249</text:p>
          </table:table-cell>
          <table:table-cell office:value-type="float" office:value="0.40929199999999999" table:style-name="ce1">
            <text:p>0.409292</text:p>
          </table:table-cell>
          <table:table-cell office:value-type="float" office:value="0.48860799999999999" table:style-name="ce1">
            <text:p>0.488608</text:p>
          </table:table-cell>
          <table:table-cell office:value-type="float" office:value="0.67644199999999999" table:style-name="ce1">
            <text:p>0.676442</text:p>
          </table:table-cell>
          <table:table-cell table:style-name="ce1"/>
          <table:table-cell office:value-type="string" office:string-value="448 cores (224 ranks / 2 threads)" table:formula="of:=[.A26]" table:style-name="ce1">
            <text:p>448 cores (224 ranks / 2 threads)</text:p>
          </table:table-cell>
          <table:table-cell table:style-name="ce1"/>
          <table:table-cell office:value-type="float" office:value="0" table:formula="of:=MIN([.J26];[.B26])" table:style-name="ce1">
            <text:p>0</text:p>
          </table:table-cell>
          <table:table-cell office:value-type="float" office:value="0.14618200000000001" table:formula="of:=MIN([.K26];[.C26])" table:style-name="ce1">
            <text:p>0.146182</text:p>
          </table:table-cell>
          <table:table-cell office:value-type="float" office:value="0.242116" table:formula="of:=MIN([.L26];[.D26])" table:style-name="ce1">
            <text:p>0.242116</text:p>
          </table:table-cell>
          <table:table-cell office:value-type="float" office:value="0.29824899999999999" table:formula="of:=MIN([.M26];[.E26])" table:style-name="ce1">
            <text:p>0.298249</text:p>
          </table:table-cell>
          <table:table-cell office:value-type="float" office:value="0.404636" table:formula="of:=MIN([.N26];[.F26])" table:style-name="ce1">
            <text:p>0.404636</text:p>
          </table:table-cell>
          <table:table-cell office:value-type="float" office:value="0.46829900000000002" table:formula="of:=MIN([.O26];[.G26])" table:style-name="ce1">
            <text:p>0.468299</text:p>
          </table:table-cell>
          <table:table-cell office:value-type="float" office:value="0.67644199999999999" table:formula="of:=MIN([.P26];[.H26])" table:style-name="ce1">
            <text:p>0.67644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896 cores (448 ranks / 2 threads)</text:p>
          </table:table-cell>
          <table:table-cell office:value-type="string" table:style-name="ce1">
            <text:p>-</text:p>
          </table:table-cell>
          <table:table-cell office:value-type="float" office:value="0.15446699999999999" table:style-name="ce1">
            <text:p>0.154467</text:p>
          </table:table-cell>
          <table:table-cell office:value-type="float" office:value="0.37737300000000001" table:style-name="ce1">
            <text:p>0.377373</text:p>
          </table:table-cell>
          <table:table-cell office:value-type="float" office:value="0.242309" table:style-name="ce1">
            <text:p>0.242309</text:p>
          </table:table-cell>
          <table:table-cell office:value-type="float" office:value="0.28030699999999997" table:style-name="ce1">
            <text:p>0.280307</text:p>
          </table:table-cell>
          <table:table-cell office:value-type="float" office:value="0.32185999999999998" table:style-name="ce1">
            <text:p>0.32186</text:p>
          </table:table-cell>
          <table:table-cell office:value-type="float" office:value="0.41954900000000001" table:style-name="ce1">
            <text:p>0.419549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14721600000000001" table:style-name="ce1">
            <text:p>0.147216</text:p>
          </table:table-cell>
          <table:table-cell office:value-type="float" office:value="0.23610700000000001" table:style-name="ce1">
            <text:p>0.236107</text:p>
          </table:table-cell>
          <table:table-cell office:value-type="float" office:value="0.232596" table:style-name="ce1">
            <text:p>0.232596</text:p>
          </table:table-cell>
          <table:table-cell office:value-type="float" office:value="0.32854100000000003" table:style-name="ce1">
            <text:p>0.328541</text:p>
          </table:table-cell>
          <table:table-cell office:value-type="float" office:value="0.337945" table:style-name="ce1">
            <text:p>0.337945</text:p>
          </table:table-cell>
          <table:table-cell office:value-type="float" office:value="0.42737799999999998" table:style-name="ce1">
            <text:p>0.427378</text:p>
          </table:table-cell>
          <table:table-cell table:style-name="ce1"/>
          <table:table-cell office:value-type="string" office:string-value="896 cores (448 ranks / 2 threads)" table:formula="of:=[.A27]" table:style-name="ce1">
            <text:p>896 cores (448 ranks / 2 threads)</text:p>
          </table:table-cell>
          <table:table-cell table:style-name="ce1"/>
          <table:table-cell office:value-type="float" office:value="0" table:formula="of:=MIN([.J27];[.B27])" table:style-name="ce1">
            <text:p>0</text:p>
          </table:table-cell>
          <table:table-cell office:value-type="float" office:value="0.14721600000000001" table:formula="of:=MIN([.K27];[.C27])" table:style-name="ce1">
            <text:p>0.147216</text:p>
          </table:table-cell>
          <table:table-cell office:value-type="float" office:value="0.23610700000000001" table:formula="of:=MIN([.L27];[.D27])" table:style-name="ce1">
            <text:p>0.236107</text:p>
          </table:table-cell>
          <table:table-cell office:value-type="float" office:value="0.232596" table:formula="of:=MIN([.M27];[.E27])" table:style-name="ce1">
            <text:p>0.232596</text:p>
          </table:table-cell>
          <table:table-cell office:value-type="float" office:value="0.28030699999999997" table:formula="of:=MIN([.N27];[.F27])" table:style-name="ce1">
            <text:p>0.280307</text:p>
          </table:table-cell>
          <table:table-cell office:value-type="float" office:value="0.32185999999999998" table:formula="of:=MIN([.O27];[.G27])" table:style-name="ce1">
            <text:p>0.32186</text:p>
          </table:table-cell>
          <table:table-cell office:value-type="float" office:value="0.41954900000000001" table:formula="of:=MIN([.P27];[.H27])" table:style-name="ce1">
            <text:p>0.41954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792 cores (896 ranks / 2 threads)</text:p>
          </table:table-cell>
          <table:table-cell office:value-type="string" table:style-name="ce1">
            <text:p>-</text:p>
          </table:table-cell>
          <table:table-cell office:value-type="float" office:value="0.15709000000000001" table:style-name="ce1">
            <text:p>0.15709</text:p>
          </table:table-cell>
          <table:table-cell office:value-type="float" office:value="0.19959099999999999" table:style-name="ce1">
            <text:p>0.199591</text:p>
          </table:table-cell>
          <table:table-cell office:value-type="float" office:value="0.19538" table:style-name="ce1">
            <text:p>0.19538</text:p>
          </table:table-cell>
          <table:table-cell office:value-type="float" office:value="0.23450699999999999" table:style-name="ce1">
            <text:p>0.234507</text:p>
          </table:table-cell>
          <table:table-cell office:value-type="float" office:value="0.22038099999999999" table:style-name="ce1">
            <text:p>0.220381</text:p>
          </table:table-cell>
          <table:table-cell office:value-type="float" office:value="0.33609499999999998" table:style-name="ce1">
            <text:p>0.336095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15503900000000001" table:style-name="ce1">
            <text:p>0.155039</text:p>
          </table:table-cell>
          <table:table-cell office:value-type="float" office:value="0.22848399999999999" table:style-name="ce1">
            <text:p>0.228484</text:p>
          </table:table-cell>
          <table:table-cell office:value-type="float" office:value="0.20247200000000001" table:style-name="ce1">
            <text:p>0.202472</text:p>
          </table:table-cell>
          <table:table-cell office:value-type="float" office:value="0.27547700000000003" table:style-name="ce1">
            <text:p>0.275477</text:p>
          </table:table-cell>
          <table:table-cell office:value-type="float" office:value="0.249336" table:style-name="ce1">
            <text:p>0.249336</text:p>
          </table:table-cell>
          <table:table-cell office:value-type="float" office:value="0.29620400000000002" table:style-name="ce1">
            <text:p>0.296204</text:p>
          </table:table-cell>
          <table:table-cell table:style-name="ce1"/>
          <table:table-cell office:value-type="string" office:string-value="1792 cores (896 ranks / 2 threads)" table:formula="of:=[.A28]" table:style-name="ce1">
            <text:p>1792 cores (896 ranks / 2 threads)</text:p>
          </table:table-cell>
          <table:table-cell table:style-name="ce1"/>
          <table:table-cell office:value-type="float" office:value="0" table:formula="of:=MIN([.J28];[.B28])" table:style-name="ce1">
            <text:p>0</text:p>
          </table:table-cell>
          <table:table-cell office:value-type="float" office:value="0.15503900000000001" table:formula="of:=MIN([.K28];[.C28])" table:style-name="ce1">
            <text:p>0.155039</text:p>
          </table:table-cell>
          <table:table-cell office:value-type="float" office:value="0.19959099999999999" table:formula="of:=MIN([.L28];[.D28])" table:style-name="ce1">
            <text:p>0.199591</text:p>
          </table:table-cell>
          <table:table-cell office:value-type="float" office:value="0.19538" table:formula="of:=MIN([.M28];[.E28])" table:style-name="ce1">
            <text:p>0.19538</text:p>
          </table:table-cell>
          <table:table-cell office:value-type="float" office:value="0.23450699999999999" table:formula="of:=MIN([.N28];[.F28])" table:style-name="ce1">
            <text:p>0.234507</text:p>
          </table:table-cell>
          <table:table-cell office:value-type="float" office:value="0.22038099999999999" table:formula="of:=MIN([.O28];[.G28])" table:style-name="ce1">
            <text:p>0.220381</text:p>
          </table:table-cell>
          <table:table-cell office:value-type="float" office:value="0.29620400000000002" table:formula="of:=MIN([.P28];[.H28])" table:style-name="ce1">
            <text:p>0.29620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584 cores (1792 ranks / 2 threads)</text:p>
          </table:table-cell>
          <table:table-cell office:value-type="string" table:style-name="ce1">
            <text:p>-</text:p>
          </table:table-cell>
          <table:table-cell office:value-type="float" office:value="0.22681599999999999" table:style-name="ce1">
            <text:p>0.226816</text:p>
          </table:table-cell>
          <table:table-cell office:value-type="float" office:value="0.199213" table:style-name="ce1">
            <text:p>0.199213</text:p>
          </table:table-cell>
          <table:table-cell office:value-type="float" office:value="0.227218" table:style-name="ce1">
            <text:p>0.227218</text:p>
          </table:table-cell>
          <table:table-cell office:value-type="float" office:value="0.250718" table:style-name="ce1">
            <text:p>0.250718</text:p>
          </table:table-cell>
          <table:table-cell office:value-type="float" office:value="0.207485" table:style-name="ce1">
            <text:p>0.207485</text:p>
          </table:table-cell>
          <table:table-cell office:value-type="float" office:value="0.25853700000000002" table:style-name="ce1">
            <text:p>0.258537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17777000000000001" table:style-name="ce1">
            <text:p>0.17777</text:p>
          </table:table-cell>
          <table:table-cell office:value-type="float" office:value="0.207484" table:style-name="ce1">
            <text:p>0.207484</text:p>
          </table:table-cell>
          <table:table-cell office:value-type="float" office:value="0.228413" table:style-name="ce1">
            <text:p>0.228413</text:p>
          </table:table-cell>
          <table:table-cell office:value-type="float" office:value="0.20868999999999999" table:style-name="ce1">
            <text:p>0.20869</text:p>
          </table:table-cell>
          <table:table-cell office:value-type="float" office:value="0.25897399999999998" table:style-name="ce1">
            <text:p>0.258974</text:p>
          </table:table-cell>
          <table:table-cell office:value-type="float" office:value="0.35552299999999998" table:style-name="ce1">
            <text:p>0.355523</text:p>
          </table:table-cell>
          <table:table-cell table:style-name="ce1"/>
          <table:table-cell office:value-type="string" office:string-value="3584 cores (1792 ranks / 2 threads)" table:formula="of:=[.A29]" table:style-name="ce1">
            <text:p>3584 cores (1792 ranks / 2 threads)</text:p>
          </table:table-cell>
          <table:table-cell table:style-name="ce1"/>
          <table:table-cell office:value-type="float" office:value="0" table:formula="of:=MIN([.J29];[.B29])" table:style-name="ce1">
            <text:p>0</text:p>
          </table:table-cell>
          <table:table-cell office:value-type="float" office:value="0.17777000000000001" table:formula="of:=MIN([.K29];[.C29])" table:style-name="ce1">
            <text:p>0.17777</text:p>
          </table:table-cell>
          <table:table-cell office:value-type="float" office:value="0.199213" table:formula="of:=MIN([.L29];[.D29])" table:style-name="ce1">
            <text:p>0.199213</text:p>
          </table:table-cell>
          <table:table-cell office:value-type="float" office:value="0.227218" table:formula="of:=MIN([.M29];[.E29])" table:style-name="ce1">
            <text:p>0.227218</text:p>
          </table:table-cell>
          <table:table-cell office:value-type="float" office:value="0.20868999999999999" table:formula="of:=MIN([.N29];[.F29])" table:style-name="ce1">
            <text:p>0.20869</text:p>
          </table:table-cell>
          <table:table-cell office:value-type="float" office:value="0.207485" table:formula="of:=MIN([.O29];[.G29])" table:style-name="ce1">
            <text:p>0.207485</text:p>
          </table:table-cell>
          <table:table-cell office:value-type="float" office:value="0.25853700000000002" table:formula="of:=MIN([.P29];[.H29])" table:style-name="ce1">
            <text:p>0.25853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 cores (1 ranks / 4 threads)</text:p>
          </table:table-cell>
          <table:table-cell office:value-type="float" office:value="72.798964999999995" table:style-name="ce1">
            <text:p>72.798965</text:p>
          </table:table-cell>
          <table:table-cell office:value-type="float" office:value="9.7084100000000007" table:style-name="ce1">
            <text:p>9.70841</text:p>
          </table:table-cell>
          <table:table-cell office:value-type="float" office:value="7.8891090000000004" table:style-name="ce1">
            <text:p>7.889109</text:p>
          </table:table-cell>
          <table:table-cell office:value-type="float" office:value="19.298075999999998" table:style-name="ce1">
            <text:p>19.298076</text:p>
          </table:table-cell>
          <table:table-cell office:value-type="float" office:value="15.861845000000001" table:style-name="ce1">
            <text:p>15.861845</text:p>
          </table:table-cell>
          <table:table-cell office:value-type="float" office:value="38.519283999999999" table:style-name="ce1">
            <text:p>38.519284</text:p>
          </table:table-cell>
          <table:table-cell office:value-type="float" office:value="31.557728999999998" table:style-name="ce1">
            <text:p>31.557729</text:p>
          </table:table-cell>
          <table:table-cell table:style-name="ce1"/>
          <table:table-cell office:value-type="float" office:value="72.631967000000003" table:style-name="ce1">
            <text:p>72.631967</text:p>
          </table:table-cell>
          <table:table-cell office:value-type="float" office:value="9.8371169999999992" table:style-name="ce1">
            <text:p>9.837117</text:p>
          </table:table-cell>
          <table:table-cell office:value-type="float" office:value="7.7778650000000003" table:style-name="ce1">
            <text:p>7.777865</text:p>
          </table:table-cell>
          <table:table-cell office:value-type="float" office:value="19.465274999999998" table:style-name="ce1">
            <text:p>19.465275</text:p>
          </table:table-cell>
          <table:table-cell office:value-type="float" office:value="15.683821" table:style-name="ce1">
            <text:p>15.683821</text:p>
          </table:table-cell>
          <table:table-cell office:value-type="float" office:value="38.506601000000003" table:style-name="ce1">
            <text:p>38.506601</text:p>
          </table:table-cell>
          <table:table-cell office:value-type="float" office:value="31.688030000000001" table:style-name="ce1">
            <text:p>31.68803</text:p>
          </table:table-cell>
          <table:table-cell table:style-name="ce1"/>
          <table:table-cell office:value-type="string" office:string-value="4 cores (1 ranks / 4 threads)" table:formula="of:=[.A30]" table:style-name="ce1">
            <text:p>4 cores (1 ranks / 4 threads)</text:p>
          </table:table-cell>
          <table:table-cell table:style-name="ce1"/>
          <table:table-cell office:value-type="float" office:value="72.631967000000003" table:formula="of:=MIN([.J30];[.B30])" table:style-name="ce1">
            <text:p>72.631967</text:p>
          </table:table-cell>
          <table:table-cell office:value-type="float" office:value="9.7084100000000007" table:formula="of:=MIN([.K30];[.C30])" table:style-name="ce1">
            <text:p>9.70841</text:p>
          </table:table-cell>
          <table:table-cell office:value-type="float" office:value="7.7778650000000003" table:formula="of:=MIN([.L30];[.D30])" table:style-name="ce1">
            <text:p>7.777865</text:p>
          </table:table-cell>
          <table:table-cell office:value-type="float" office:value="19.298075999999998" table:formula="of:=MIN([.M30];[.E30])" table:style-name="ce1">
            <text:p>19.298076</text:p>
          </table:table-cell>
          <table:table-cell office:value-type="float" office:value="15.683821" table:formula="of:=MIN([.N30];[.F30])" table:style-name="ce1">
            <text:p>15.683821</text:p>
          </table:table-cell>
          <table:table-cell office:value-type="float" office:value="38.506601000000003" table:formula="of:=MIN([.O30];[.G30])" table:style-name="ce1">
            <text:p>38.506601</text:p>
          </table:table-cell>
          <table:table-cell office:value-type="float" office:value="31.557728999999998" table:formula="of:=MIN([.P30];[.H30])" table:style-name="ce1">
            <text:p>31.55772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8 cores (2 ranks / 4 threads)</text:p>
          </table:table-cell>
          <table:table-cell office:value-type="string" table:style-name="ce1">
            <text:p>-</text:p>
          </table:table-cell>
          <table:table-cell office:value-type="float" office:value="3.9599899999999999" table:style-name="ce1">
            <text:p>3.95999</text:p>
          </table:table-cell>
          <table:table-cell office:value-type="float" office:value="4.7292259999999997" table:style-name="ce1">
            <text:p>4.729226</text:p>
          </table:table-cell>
          <table:table-cell office:value-type="float" office:value="7.8252769999999998" table:style-name="ce1">
            <text:p>7.825277</text:p>
          </table:table-cell>
          <table:table-cell office:value-type="float" office:value="9.3992100000000001" table:style-name="ce1">
            <text:p>9.39921</text:p>
          </table:table-cell>
          <table:table-cell office:value-type="float" office:value="15.72264" table:style-name="ce1">
            <text:p>15.72264</text:p>
          </table:table-cell>
          <table:table-cell office:value-type="float" office:value="18.802384" table:style-name="ce1">
            <text:p>18.802384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3.996286" table:style-name="ce1">
            <text:p>3.996286</text:p>
          </table:table-cell>
          <table:table-cell office:value-type="float" office:value="4.7399870000000002" table:style-name="ce1">
            <text:p>4.739987</text:p>
          </table:table-cell>
          <table:table-cell office:value-type="float" office:value="7.8784640000000001" table:style-name="ce1">
            <text:p>7.878464</text:p>
          </table:table-cell>
          <table:table-cell office:value-type="float" office:value="9.2517800000000001" table:style-name="ce1">
            <text:p>9.25178</text:p>
          </table:table-cell>
          <table:table-cell office:value-type="float" office:value="15.693282999999999" table:style-name="ce1">
            <text:p>15.693283</text:p>
          </table:table-cell>
          <table:table-cell office:value-type="float" office:value="18.624690000000001" table:style-name="ce1">
            <text:p>18.62469</text:p>
          </table:table-cell>
          <table:table-cell table:style-name="ce1"/>
          <table:table-cell office:value-type="string" office:string-value="8 cores (2 ranks / 4 threads)" table:formula="of:=[.A31]" table:style-name="ce1">
            <text:p>8 cores (2 ranks / 4 threads)</text:p>
          </table:table-cell>
          <table:table-cell table:style-name="ce1"/>
          <table:table-cell office:value-type="float" office:value="0" table:formula="of:=MIN([.J31];[.B31])" table:style-name="ce1">
            <text:p>0</text:p>
          </table:table-cell>
          <table:table-cell office:value-type="float" office:value="3.9599899999999999" table:formula="of:=MIN([.K31];[.C31])" table:style-name="ce1">
            <text:p>3.95999</text:p>
          </table:table-cell>
          <table:table-cell office:value-type="float" office:value="4.7292259999999997" table:formula="of:=MIN([.L31];[.D31])" table:style-name="ce1">
            <text:p>4.729226</text:p>
          </table:table-cell>
          <table:table-cell office:value-type="float" office:value="7.8252769999999998" table:formula="of:=MIN([.M31];[.E31])" table:style-name="ce1">
            <text:p>7.825277</text:p>
          </table:table-cell>
          <table:table-cell office:value-type="float" office:value="9.2517800000000001" table:formula="of:=MIN([.N31];[.F31])" table:style-name="ce1">
            <text:p>9.25178</text:p>
          </table:table-cell>
          <table:table-cell office:value-type="float" office:value="15.693282999999999" table:formula="of:=MIN([.O31];[.G31])" table:style-name="ce1">
            <text:p>15.693283</text:p>
          </table:table-cell>
          <table:table-cell office:value-type="float" office:value="18.624690000000001" table:formula="of:=MIN([.P31];[.H31])" table:style-name="ce1">
            <text:p>18.6246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6 cores (4 ranks / 4 threads)</text:p>
          </table:table-cell>
          <table:table-cell office:value-type="string" table:style-name="ce1">
            <text:p>-</text:p>
          </table:table-cell>
          <table:table-cell office:value-type="float" office:value="2.0689600000000001" table:style-name="ce1">
            <text:p>2.06896</text:p>
          </table:table-cell>
          <table:table-cell office:value-type="float" office:value="2.4915430000000001" table:style-name="ce1">
            <text:p>2.491543</text:p>
          </table:table-cell>
          <table:table-cell office:value-type="float" office:value="4.1106910000000001" table:style-name="ce1">
            <text:p>4.110691</text:p>
          </table:table-cell>
          <table:table-cell office:value-type="float" office:value="4.9021600000000003" table:style-name="ce1">
            <text:p>4.90216</text:p>
          </table:table-cell>
          <table:table-cell office:value-type="float" office:value="8.1437229999999996" table:style-name="ce1">
            <text:p>8.143723</text:p>
          </table:table-cell>
          <table:table-cell office:value-type="float" office:value="9.6480910000000009" table:style-name="ce1">
            <text:p>9.64809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2.0567120000000001" table:style-name="ce1">
            <text:p>2.056712</text:p>
          </table:table-cell>
          <table:table-cell office:value-type="float" office:value="2.4736340000000001" table:style-name="ce1">
            <text:p>2.473634</text:p>
          </table:table-cell>
          <table:table-cell office:value-type="float" office:value="4.0642670000000001" table:style-name="ce1">
            <text:p>4.064267</text:p>
          </table:table-cell>
          <table:table-cell office:value-type="float" office:value="4.8734590000000004" table:style-name="ce1">
            <text:p>4.873459</text:p>
          </table:table-cell>
          <table:table-cell office:value-type="float" office:value="8.1312219999999993" table:style-name="ce1">
            <text:p>8.131222</text:p>
          </table:table-cell>
          <table:table-cell office:value-type="float" office:value="9.6145800000000001" table:style-name="ce1">
            <text:p>9.61458</text:p>
          </table:table-cell>
          <table:table-cell table:style-name="ce1"/>
          <table:table-cell office:value-type="string" office:string-value="16 cores (4 ranks / 4 threads)" table:formula="of:=[.A32]" table:style-name="ce1">
            <text:p>16 cores (4 ranks / 4 threads)</text:p>
          </table:table-cell>
          <table:table-cell table:style-name="ce1"/>
          <table:table-cell office:value-type="float" office:value="0" table:formula="of:=MIN([.J32];[.B32])" table:style-name="ce1">
            <text:p>0</text:p>
          </table:table-cell>
          <table:table-cell office:value-type="float" office:value="2.0567120000000001" table:formula="of:=MIN([.K32];[.C32])" table:style-name="ce1">
            <text:p>2.056712</text:p>
          </table:table-cell>
          <table:table-cell office:value-type="float" office:value="2.4736340000000001" table:formula="of:=MIN([.L32];[.D32])" table:style-name="ce1">
            <text:p>2.473634</text:p>
          </table:table-cell>
          <table:table-cell office:value-type="float" office:value="4.0642670000000001" table:formula="of:=MIN([.M32];[.E32])" table:style-name="ce1">
            <text:p>4.064267</text:p>
          </table:table-cell>
          <table:table-cell office:value-type="float" office:value="4.8734590000000004" table:formula="of:=MIN([.N32];[.F32])" table:style-name="ce1">
            <text:p>4.873459</text:p>
          </table:table-cell>
          <table:table-cell office:value-type="float" office:value="8.1312219999999993" table:formula="of:=MIN([.O32];[.G32])" table:style-name="ce1">
            <text:p>8.131222</text:p>
          </table:table-cell>
          <table:table-cell office:value-type="float" office:value="9.6145800000000001" table:formula="of:=MIN([.P32];[.H32])" table:style-name="ce1">
            <text:p>9.6145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2 cores (8 ranks / 4 threads)</text:p>
          </table:table-cell>
          <table:table-cell office:value-type="string" table:style-name="ce1">
            <text:p>-</text:p>
          </table:table-cell>
          <table:table-cell office:value-type="float" office:value="1.0477179999999999" table:style-name="ce1">
            <text:p>1.047718</text:p>
          </table:table-cell>
          <table:table-cell office:value-type="float" office:value="1.277685" table:style-name="ce1">
            <text:p>1.277685</text:p>
          </table:table-cell>
          <table:table-cell office:value-type="float" office:value="2.082792" table:style-name="ce1">
            <text:p>2.082792</text:p>
          </table:table-cell>
          <table:table-cell office:value-type="float" office:value="2.4911560000000001" table:style-name="ce1">
            <text:p>2.491156</text:p>
          </table:table-cell>
          <table:table-cell office:value-type="float" office:value="4.1192060000000001" table:style-name="ce1">
            <text:p>4.119206</text:p>
          </table:table-cell>
          <table:table-cell office:value-type="float" office:value="4.8959720000000004" table:style-name="ce1">
            <text:p>4.895972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1.078665" table:style-name="ce1">
            <text:p>1.078665</text:p>
          </table:table-cell>
          <table:table-cell office:value-type="float" office:value="1.2773239999999999" table:style-name="ce1">
            <text:p>1.277324</text:p>
          </table:table-cell>
          <table:table-cell office:value-type="float" office:value="2.075205" table:style-name="ce1">
            <text:p>2.075205</text:p>
          </table:table-cell>
          <table:table-cell office:value-type="float" office:value="2.464699" table:style-name="ce1">
            <text:p>2.464699</text:p>
          </table:table-cell>
          <table:table-cell office:value-type="float" office:value="4.0712120000000001" table:style-name="ce1">
            <text:p>4.071212</text:p>
          </table:table-cell>
          <table:table-cell office:value-type="float" office:value="4.8744769999999997" table:style-name="ce1">
            <text:p>4.874477</text:p>
          </table:table-cell>
          <table:table-cell table:style-name="ce1"/>
          <table:table-cell office:value-type="string" office:string-value="32 cores (8 ranks / 4 threads)" table:formula="of:=[.A33]" table:style-name="ce1">
            <text:p>32 cores (8 ranks / 4 threads)</text:p>
          </table:table-cell>
          <table:table-cell table:style-name="ce1"/>
          <table:table-cell office:value-type="float" office:value="0" table:formula="of:=MIN([.J33];[.B33])" table:style-name="ce1">
            <text:p>0</text:p>
          </table:table-cell>
          <table:table-cell office:value-type="float" office:value="1.0477179999999999" table:formula="of:=MIN([.K33];[.C33])" table:style-name="ce1">
            <text:p>1.047718</text:p>
          </table:table-cell>
          <table:table-cell office:value-type="float" office:value="1.2773239999999999" table:formula="of:=MIN([.L33];[.D33])" table:style-name="ce1">
            <text:p>1.277324</text:p>
          </table:table-cell>
          <table:table-cell office:value-type="float" office:value="2.075205" table:formula="of:=MIN([.M33];[.E33])" table:style-name="ce1">
            <text:p>2.075205</text:p>
          </table:table-cell>
          <table:table-cell office:value-type="float" office:value="2.464699" table:formula="of:=MIN([.N33];[.F33])" table:style-name="ce1">
            <text:p>2.464699</text:p>
          </table:table-cell>
          <table:table-cell office:value-type="float" office:value="4.0712120000000001" table:formula="of:=MIN([.O33];[.G33])" table:style-name="ce1">
            <text:p>4.071212</text:p>
          </table:table-cell>
          <table:table-cell office:value-type="float" office:value="4.8744769999999997" table:formula="of:=MIN([.P33];[.H33])" table:style-name="ce1">
            <text:p>4.87447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56 cores (14 ranks / 4 threads)</text:p>
          </table:table-cell>
          <table:table-cell office:value-type="string" table:style-name="ce1">
            <text:p>-</text:p>
          </table:table-cell>
          <table:table-cell office:value-type="float" office:value="0.82950100000000004" table:style-name="ce1">
            <text:p>0.829501</text:p>
          </table:table-cell>
          <table:table-cell office:value-type="float" office:value="1.04095" table:style-name="ce1">
            <text:p>1.04095</text:p>
          </table:table-cell>
          <table:table-cell office:value-type="float" office:value="1.6487339999999999" table:style-name="ce1">
            <text:p>1.648734</text:p>
          </table:table-cell>
          <table:table-cell office:value-type="float" office:value="2.1014729999999999" table:style-name="ce1">
            <text:p>2.101473</text:p>
          </table:table-cell>
          <table:table-cell office:value-type="float" office:value="3.1507580000000002" table:style-name="ce1">
            <text:p>3.150758</text:p>
          </table:table-cell>
          <table:table-cell office:value-type="float" office:value="4.4729169999999998" table:style-name="ce1">
            <text:p>4.472917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86541900000000005" table:style-name="ce1">
            <text:p>0.865419</text:p>
          </table:table-cell>
          <table:table-cell office:value-type="float" office:value="1.1277839999999999" table:style-name="ce1">
            <text:p>1.127784</text:p>
          </table:table-cell>
          <table:table-cell office:value-type="float" office:value="1.6686209999999999" table:style-name="ce1">
            <text:p>1.668621</text:p>
          </table:table-cell>
          <table:table-cell office:value-type="float" office:value="2.2807189999999999" table:style-name="ce1">
            <text:p>2.280719</text:p>
          </table:table-cell>
          <table:table-cell office:value-type="float" office:value="3.200653" table:style-name="ce1">
            <text:p>3.200653</text:p>
          </table:table-cell>
          <table:table-cell office:value-type="float" office:value="4.1415439999999997" table:style-name="ce1">
            <text:p>4.141544</text:p>
          </table:table-cell>
          <table:table-cell table:style-name="ce1"/>
          <table:table-cell office:value-type="string" office:string-value="56 cores (14 ranks / 4 threads)" table:formula="of:=[.A34]" table:style-name="ce1">
            <text:p>56 cores (14 ranks / 4 threads)</text:p>
          </table:table-cell>
          <table:table-cell table:style-name="ce1"/>
          <table:table-cell office:value-type="float" office:value="0" table:formula="of:=MIN([.J34];[.B34])" table:style-name="ce1">
            <text:p>0</text:p>
          </table:table-cell>
          <table:table-cell office:value-type="float" office:value="0.82950100000000004" table:formula="of:=MIN([.K34];[.C34])" table:style-name="ce1">
            <text:p>0.829501</text:p>
          </table:table-cell>
          <table:table-cell office:value-type="float" office:value="1.04095" table:formula="of:=MIN([.L34];[.D34])" table:style-name="ce1">
            <text:p>1.04095</text:p>
          </table:table-cell>
          <table:table-cell office:value-type="float" office:value="1.6487339999999999" table:formula="of:=MIN([.M34];[.E34])" table:style-name="ce1">
            <text:p>1.648734</text:p>
          </table:table-cell>
          <table:table-cell office:value-type="float" office:value="2.1014729999999999" table:formula="of:=MIN([.N34];[.F34])" table:style-name="ce1">
            <text:p>2.101473</text:p>
          </table:table-cell>
          <table:table-cell office:value-type="float" office:value="3.1507580000000002" table:formula="of:=MIN([.O34];[.G34])" table:style-name="ce1">
            <text:p>3.150758</text:p>
          </table:table-cell>
          <table:table-cell office:value-type="float" office:value="4.1415439999999997" table:formula="of:=MIN([.P34];[.H34])" table:style-name="ce1">
            <text:p>4.14154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12 cores (28 ranks / 4 threads)</text:p>
          </table:table-cell>
          <table:table-cell office:value-type="string" table:style-name="ce1">
            <text:p>-</text:p>
          </table:table-cell>
          <table:table-cell office:value-type="float" office:value="0.44830700000000001" table:style-name="ce1">
            <text:p>0.448307</text:p>
          </table:table-cell>
          <table:table-cell office:value-type="float" office:value="0.66891999999999996" table:style-name="ce1">
            <text:p>0.66892</text:p>
          </table:table-cell>
          <table:table-cell office:value-type="float" office:value="0.849935" table:style-name="ce1">
            <text:p>0.849935</text:p>
          </table:table-cell>
          <table:table-cell office:value-type="float" office:value="1.1674180000000001" table:style-name="ce1">
            <text:p>1.167418</text:p>
          </table:table-cell>
          <table:table-cell office:value-type="float" office:value="1.6386069999999999" table:style-name="ce1">
            <text:p>1.638607</text:p>
          </table:table-cell>
          <table:table-cell office:value-type="float" office:value="2.2390680000000001" table:style-name="ce1">
            <text:p>2.239068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48292000000000002" table:style-name="ce1">
            <text:p>0.48292</text:p>
          </table:table-cell>
          <table:table-cell office:value-type="float" office:value="0.61763699999999999" table:style-name="ce1">
            <text:p>0.617637</text:p>
          </table:table-cell>
          <table:table-cell office:value-type="float" office:value="0.87050499999999997" table:style-name="ce1">
            <text:p>0.870505</text:p>
          </table:table-cell>
          <table:table-cell office:value-type="float" office:value="1.144015" table:style-name="ce1">
            <text:p>1.144015</text:p>
          </table:table-cell>
          <table:table-cell office:value-type="float" office:value="1.639438" table:style-name="ce1">
            <text:p>1.639438</text:p>
          </table:table-cell>
          <table:table-cell office:value-type="float" office:value="2.272014" table:style-name="ce1">
            <text:p>2.272014</text:p>
          </table:table-cell>
          <table:table-cell table:style-name="ce1"/>
          <table:table-cell office:value-type="string" office:string-value="112 cores (28 ranks / 4 threads)" table:formula="of:=[.A35]" table:style-name="ce1">
            <text:p>112 cores (28 ranks / 4 threads)</text:p>
          </table:table-cell>
          <table:table-cell table:style-name="ce1"/>
          <table:table-cell office:value-type="float" office:value="0" table:formula="of:=MIN([.J35];[.B35])" table:style-name="ce1">
            <text:p>0</text:p>
          </table:table-cell>
          <table:table-cell office:value-type="float" office:value="0.44830700000000001" table:formula="of:=MIN([.K35];[.C35])" table:style-name="ce1">
            <text:p>0.448307</text:p>
          </table:table-cell>
          <table:table-cell office:value-type="float" office:value="0.61763699999999999" table:formula="of:=MIN([.L35];[.D35])" table:style-name="ce1">
            <text:p>0.617637</text:p>
          </table:table-cell>
          <table:table-cell office:value-type="float" office:value="0.849935" table:formula="of:=MIN([.M35];[.E35])" table:style-name="ce1">
            <text:p>0.849935</text:p>
          </table:table-cell>
          <table:table-cell office:value-type="float" office:value="1.144015" table:formula="of:=MIN([.N35];[.F35])" table:style-name="ce1">
            <text:p>1.144015</text:p>
          </table:table-cell>
          <table:table-cell office:value-type="float" office:value="1.6386069999999999" table:formula="of:=MIN([.O35];[.G35])" table:style-name="ce1">
            <text:p>1.638607</text:p>
          </table:table-cell>
          <table:table-cell office:value-type="float" office:value="2.2390680000000001" table:formula="of:=MIN([.P35];[.H35])" table:style-name="ce1">
            <text:p>2.23906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24 cores (56 ranks / 4 threads)</text:p>
          </table:table-cell>
          <table:table-cell office:value-type="string" table:style-name="ce1">
            <text:p>-</text:p>
          </table:table-cell>
          <table:table-cell office:value-type="float" office:value="0.27236700000000003" table:style-name="ce1">
            <text:p>0.272367</text:p>
          </table:table-cell>
          <table:table-cell office:value-type="float" office:value="0.403806" table:style-name="ce1">
            <text:p>0.403806</text:p>
          </table:table-cell>
          <table:table-cell office:value-type="float" office:value="0.47584900000000002" table:style-name="ce1">
            <text:p>0.475849</text:p>
          </table:table-cell>
          <table:table-cell office:value-type="float" office:value="0.65784500000000001" table:style-name="ce1">
            <text:p>0.657845</text:p>
          </table:table-cell>
          <table:table-cell office:value-type="float" office:value="0.85606599999999999" table:style-name="ce1">
            <text:p>0.856066</text:p>
          </table:table-cell>
          <table:table-cell office:value-type="float" office:value="1.222567" table:style-name="ce1">
            <text:p>1.222567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93568" table:style-name="ce1">
            <text:p>0.293568</text:p>
          </table:table-cell>
          <table:table-cell office:value-type="float" office:value="0.37099900000000002" table:style-name="ce1">
            <text:p>0.370999</text:p>
          </table:table-cell>
          <table:table-cell office:value-type="float" office:value="0.51445600000000002" table:style-name="ce1">
            <text:p>0.514456</text:p>
          </table:table-cell>
          <table:table-cell office:value-type="float" office:value="0.63483900000000004" table:style-name="ce1">
            <text:p>0.634839</text:p>
          </table:table-cell>
          <table:table-cell office:value-type="float" office:value="0.91236700000000004" table:style-name="ce1">
            <text:p>0.912367</text:p>
          </table:table-cell>
          <table:table-cell office:value-type="float" office:value="1.1675549999999999" table:style-name="ce1">
            <text:p>1.167555</text:p>
          </table:table-cell>
          <table:table-cell table:style-name="ce1"/>
          <table:table-cell office:value-type="string" office:string-value="224 cores (56 ranks / 4 threads)" table:formula="of:=[.A36]" table:style-name="ce1">
            <text:p>224 cores (56 ranks / 4 threads)</text:p>
          </table:table-cell>
          <table:table-cell table:style-name="ce1"/>
          <table:table-cell office:value-type="float" office:value="0" table:formula="of:=MIN([.J36];[.B36])" table:style-name="ce1">
            <text:p>0</text:p>
          </table:table-cell>
          <table:table-cell office:value-type="float" office:value="0.27236700000000003" table:formula="of:=MIN([.K36];[.C36])" table:style-name="ce1">
            <text:p>0.272367</text:p>
          </table:table-cell>
          <table:table-cell office:value-type="float" office:value="0.37099900000000002" table:formula="of:=MIN([.L36];[.D36])" table:style-name="ce1">
            <text:p>0.370999</text:p>
          </table:table-cell>
          <table:table-cell office:value-type="float" office:value="0.47584900000000002" table:formula="of:=MIN([.M36];[.E36])" table:style-name="ce1">
            <text:p>0.475849</text:p>
          </table:table-cell>
          <table:table-cell office:value-type="float" office:value="0.63483900000000004" table:formula="of:=MIN([.N36];[.F36])" table:style-name="ce1">
            <text:p>0.634839</text:p>
          </table:table-cell>
          <table:table-cell office:value-type="float" office:value="0.85606599999999999" table:formula="of:=MIN([.O36];[.G36])" table:style-name="ce1">
            <text:p>0.856066</text:p>
          </table:table-cell>
          <table:table-cell office:value-type="float" office:value="1.1675549999999999" table:formula="of:=MIN([.P36];[.H36])" table:style-name="ce1">
            <text:p>1.16755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48 cores (112 ranks / 4 threads)</text:p>
          </table:table-cell>
          <table:table-cell office:value-type="string" table:style-name="ce1">
            <text:p>-</text:p>
          </table:table-cell>
          <table:table-cell office:value-type="float" office:value="0.18497" table:style-name="ce1">
            <text:p>0.18497</text:p>
          </table:table-cell>
          <table:table-cell office:value-type="float" office:value="0.27835500000000002" table:style-name="ce1">
            <text:p>0.278355</text:p>
          </table:table-cell>
          <table:table-cell office:value-type="float" office:value="0.29726900000000001" table:style-name="ce1">
            <text:p>0.297269</text:p>
          </table:table-cell>
          <table:table-cell office:value-type="float" office:value="0.45053300000000002" table:style-name="ce1">
            <text:p>0.450533</text:p>
          </table:table-cell>
          <table:table-cell office:value-type="float" office:value="0.47428999999999999" table:style-name="ce1">
            <text:p>0.47429</text:p>
          </table:table-cell>
          <table:table-cell office:value-type="float" office:value="0.71717500000000001" table:style-name="ce1">
            <text:p>0.717175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174875" table:style-name="ce1">
            <text:p>0.174875</text:p>
          </table:table-cell>
          <table:table-cell office:value-type="float" office:value="0.270206" table:style-name="ce1">
            <text:p>0.270206</text:p>
          </table:table-cell>
          <table:table-cell office:value-type="float" office:value="0.30743199999999998" table:style-name="ce1">
            <text:p>0.307432</text:p>
          </table:table-cell>
          <table:table-cell office:value-type="float" office:value="0.42973899999999998" table:style-name="ce1">
            <text:p>0.429739</text:p>
          </table:table-cell>
          <table:table-cell office:value-type="float" office:value="0.520899" table:style-name="ce1">
            <text:p>0.520899</text:p>
          </table:table-cell>
          <table:table-cell office:value-type="float" office:value="0.70053399999999999" table:style-name="ce1">
            <text:p>0.700534</text:p>
          </table:table-cell>
          <table:table-cell table:style-name="ce1"/>
          <table:table-cell office:value-type="string" office:string-value="448 cores (112 ranks / 4 threads)" table:formula="of:=[.A37]" table:style-name="ce1">
            <text:p>448 cores (112 ranks / 4 threads)</text:p>
          </table:table-cell>
          <table:table-cell table:style-name="ce1"/>
          <table:table-cell office:value-type="float" office:value="0" table:formula="of:=MIN([.J37];[.B37])" table:style-name="ce1">
            <text:p>0</text:p>
          </table:table-cell>
          <table:table-cell office:value-type="float" office:value="0.174875" table:formula="of:=MIN([.K37];[.C37])" table:style-name="ce1">
            <text:p>0.174875</text:p>
          </table:table-cell>
          <table:table-cell office:value-type="float" office:value="0.270206" table:formula="of:=MIN([.L37];[.D37])" table:style-name="ce1">
            <text:p>0.270206</text:p>
          </table:table-cell>
          <table:table-cell office:value-type="float" office:value="0.29726900000000001" table:formula="of:=MIN([.M37];[.E37])" table:style-name="ce1">
            <text:p>0.297269</text:p>
          </table:table-cell>
          <table:table-cell office:value-type="float" office:value="0.42973899999999998" table:formula="of:=MIN([.N37];[.F37])" table:style-name="ce1">
            <text:p>0.429739</text:p>
          </table:table-cell>
          <table:table-cell office:value-type="float" office:value="0.47428999999999999" table:formula="of:=MIN([.O37];[.G37])" table:style-name="ce1">
            <text:p>0.47429</text:p>
          </table:table-cell>
          <table:table-cell office:value-type="float" office:value="0.70053399999999999" table:formula="of:=MIN([.P37];[.H37])" table:style-name="ce1">
            <text:p>0.70053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896 cores (224 ranks / 4 threads)</text:p>
          </table:table-cell>
          <table:table-cell office:value-type="string" table:style-name="ce1">
            <text:p>-</text:p>
          </table:table-cell>
          <table:table-cell office:value-type="float" office:value="0.174704" table:style-name="ce1">
            <text:p>0.174704</text:p>
          </table:table-cell>
          <table:table-cell office:value-type="float" office:value="0.25140299999999999" table:style-name="ce1">
            <text:p>0.251403</text:p>
          </table:table-cell>
          <table:table-cell office:value-type="float" office:value="0.22001100000000001" table:style-name="ce1">
            <text:p>0.220011</text:p>
          </table:table-cell>
          <table:table-cell office:value-type="float" office:value="0.26235199999999997" table:style-name="ce1">
            <text:p>0.262352</text:p>
          </table:table-cell>
          <table:table-cell office:value-type="float" office:value="0.29384700000000002" table:style-name="ce1">
            <text:p>0.293847</text:p>
          </table:table-cell>
          <table:table-cell office:value-type="float" office:value="0.49191200000000002" table:style-name="ce1">
            <text:p>0.491912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2622300000000001" table:style-name="ce1">
            <text:p>0.226223</text:p>
          </table:table-cell>
          <table:table-cell office:value-type="float" office:value="0.21204300000000001" table:style-name="ce1">
            <text:p>0.212043</text:p>
          </table:table-cell>
          <table:table-cell office:value-type="float" office:value="0.20314399999999999" table:style-name="ce1">
            <text:p>0.203144</text:p>
          </table:table-cell>
          <table:table-cell office:value-type="float" office:value="0.30779400000000001" table:style-name="ce1">
            <text:p>0.307794</text:p>
          </table:table-cell>
          <table:table-cell office:value-type="float" office:value="0.34506500000000001" table:style-name="ce1">
            <text:p>0.345065</text:p>
          </table:table-cell>
          <table:table-cell office:value-type="float" office:value="0.507355" table:style-name="ce1">
            <text:p>0.507355</text:p>
          </table:table-cell>
          <table:table-cell table:style-name="ce1"/>
          <table:table-cell office:value-type="string" office:string-value="896 cores (224 ranks / 4 threads)" table:formula="of:=[.A38]" table:style-name="ce1">
            <text:p>896 cores (224 ranks / 4 threads)</text:p>
          </table:table-cell>
          <table:table-cell table:style-name="ce1"/>
          <table:table-cell office:value-type="float" office:value="0" table:formula="of:=MIN([.J38];[.B38])" table:style-name="ce1">
            <text:p>0</text:p>
          </table:table-cell>
          <table:table-cell office:value-type="float" office:value="0.174704" table:formula="of:=MIN([.K38];[.C38])" table:style-name="ce1">
            <text:p>0.174704</text:p>
          </table:table-cell>
          <table:table-cell office:value-type="float" office:value="0.21204300000000001" table:formula="of:=MIN([.L38];[.D38])" table:style-name="ce1">
            <text:p>0.212043</text:p>
          </table:table-cell>
          <table:table-cell office:value-type="float" office:value="0.20314399999999999" table:formula="of:=MIN([.M38];[.E38])" table:style-name="ce1">
            <text:p>0.203144</text:p>
          </table:table-cell>
          <table:table-cell office:value-type="float" office:value="0.26235199999999997" table:formula="of:=MIN([.N38];[.F38])" table:style-name="ce1">
            <text:p>0.262352</text:p>
          </table:table-cell>
          <table:table-cell office:value-type="float" office:value="0.29384700000000002" table:formula="of:=MIN([.O38];[.G38])" table:style-name="ce1">
            <text:p>0.293847</text:p>
          </table:table-cell>
          <table:table-cell office:value-type="float" office:value="0.49191200000000002" table:formula="of:=MIN([.P38];[.H38])" table:style-name="ce1">
            <text:p>0.49191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792 cores (448 ranks / 4 threads)</text:p>
          </table:table-cell>
          <table:table-cell office:value-type="string" table:style-name="ce1">
            <text:p>-</text:p>
          </table:table-cell>
          <table:table-cell office:value-type="float" office:value="0.15081700000000001" table:style-name="ce1">
            <text:p>0.150817</text:p>
          </table:table-cell>
          <table:table-cell office:value-type="float" office:value="0.26796999999999999" table:style-name="ce1">
            <text:p>0.26797</text:p>
          </table:table-cell>
          <table:table-cell office:value-type="float" office:value="0.16353799999999999" table:style-name="ce1">
            <text:p>0.163538</text:p>
          </table:table-cell>
          <table:table-cell office:value-type="float" office:value="0.30770999999999998" table:style-name="ce1">
            <text:p>0.30771</text:p>
          </table:table-cell>
          <table:table-cell office:value-type="float" office:value="0.25985599999999998" table:style-name="ce1">
            <text:p>0.259856</text:p>
          </table:table-cell>
          <table:table-cell office:value-type="float" office:value="0.352383" table:style-name="ce1">
            <text:p>0.352383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16535900000000001" table:style-name="ce1">
            <text:p>0.165359</text:p>
          </table:table-cell>
          <table:table-cell office:value-type="float" office:value="0.229989" table:style-name="ce1">
            <text:p>0.229989</text:p>
          </table:table-cell>
          <table:table-cell office:value-type="float" office:value="0.21235599999999999" table:style-name="ce1">
            <text:p>0.212356</text:p>
          </table:table-cell>
          <table:table-cell office:value-type="float" office:value="0.282358" table:style-name="ce1">
            <text:p>0.282358</text:p>
          </table:table-cell>
          <table:table-cell office:value-type="float" office:value="0.26000800000000002" table:style-name="ce1">
            <text:p>0.260008</text:p>
          </table:table-cell>
          <table:table-cell office:value-type="float" office:value="0.34546500000000002" table:style-name="ce1">
            <text:p>0.345465</text:p>
          </table:table-cell>
          <table:table-cell table:style-name="ce1"/>
          <table:table-cell office:value-type="string" office:string-value="1792 cores (448 ranks / 4 threads)" table:formula="of:=[.A39]" table:style-name="ce1">
            <text:p>1792 cores (448 ranks / 4 threads)</text:p>
          </table:table-cell>
          <table:table-cell table:style-name="ce1"/>
          <table:table-cell office:value-type="float" office:value="0" table:formula="of:=MIN([.J39];[.B39])" table:style-name="ce1">
            <text:p>0</text:p>
          </table:table-cell>
          <table:table-cell office:value-type="float" office:value="0.15081700000000001" table:formula="of:=MIN([.K39];[.C39])" table:style-name="ce1">
            <text:p>0.150817</text:p>
          </table:table-cell>
          <table:table-cell office:value-type="float" office:value="0.229989" table:formula="of:=MIN([.L39];[.D39])" table:style-name="ce1">
            <text:p>0.229989</text:p>
          </table:table-cell>
          <table:table-cell office:value-type="float" office:value="0.16353799999999999" table:formula="of:=MIN([.M39];[.E39])" table:style-name="ce1">
            <text:p>0.163538</text:p>
          </table:table-cell>
          <table:table-cell office:value-type="float" office:value="0.282358" table:formula="of:=MIN([.N39];[.F39])" table:style-name="ce1">
            <text:p>0.282358</text:p>
          </table:table-cell>
          <table:table-cell office:value-type="float" office:value="0.25985599999999998" table:formula="of:=MIN([.O39];[.G39])" table:style-name="ce1">
            <text:p>0.259856</text:p>
          </table:table-cell>
          <table:table-cell office:value-type="float" office:value="0.34546500000000002" table:formula="of:=MIN([.P39];[.H39])" table:style-name="ce1">
            <text:p>0.34546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584 cores (896 ranks / 4 threads)</text:p>
          </table:table-cell>
          <table:table-cell office:value-type="string" table:style-name="ce1">
            <text:p>-</text:p>
          </table:table-cell>
          <table:table-cell office:value-type="float" office:value="0.22698599999999999" table:style-name="ce1">
            <text:p>0.226986</text:p>
          </table:table-cell>
          <table:table-cell office:value-type="float" office:value="0.31173800000000002" table:style-name="ce1">
            <text:p>0.311738</text:p>
          </table:table-cell>
          <table:table-cell office:value-type="float" office:value="0.19459699999999999" table:style-name="ce1">
            <text:p>0.194597</text:p>
          </table:table-cell>
          <table:table-cell office:value-type="float" office:value="0.30050300000000002" table:style-name="ce1">
            <text:p>0.300503</text:p>
          </table:table-cell>
          <table:table-cell office:value-type="float" office:value="0.26645400000000002" table:style-name="ce1">
            <text:p>0.266454</text:p>
          </table:table-cell>
          <table:table-cell office:value-type="float" office:value="0.31058200000000002" table:style-name="ce1">
            <text:p>0.310582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0941799999999999" table:style-name="ce1">
            <text:p>0.209418</text:p>
          </table:table-cell>
          <table:table-cell office:value-type="float" office:value="0.32897199999999999" table:style-name="ce1">
            <text:p>0.328972</text:p>
          </table:table-cell>
          <table:table-cell office:value-type="float" office:value="0.17737" table:style-name="ce1">
            <text:p>0.17737</text:p>
          </table:table-cell>
          <table:table-cell office:value-type="float" office:value="0.32094" table:style-name="ce1">
            <text:p>0.32094</text:p>
          </table:table-cell>
          <table:table-cell office:value-type="float" office:value="0.30897599999999997" table:style-name="ce1">
            <text:p>0.308976</text:p>
          </table:table-cell>
          <table:table-cell office:value-type="float" office:value="0.349887" table:style-name="ce1">
            <text:p>0.349887</text:p>
          </table:table-cell>
          <table:table-cell table:style-name="ce1"/>
          <table:table-cell office:value-type="string" office:string-value="3584 cores (896 ranks / 4 threads)" table:formula="of:=[.A40]" table:style-name="ce1">
            <text:p>3584 cores (896 ranks / 4 threads)</text:p>
          </table:table-cell>
          <table:table-cell table:style-name="ce1"/>
          <table:table-cell office:value-type="float" office:value="0" table:formula="of:=MIN([.J40];[.B40])" table:style-name="ce1">
            <text:p>0</text:p>
          </table:table-cell>
          <table:table-cell office:value-type="float" office:value="0.20941799999999999" table:formula="of:=MIN([.K40];[.C40])" table:style-name="ce1">
            <text:p>0.209418</text:p>
          </table:table-cell>
          <table:table-cell office:value-type="float" office:value="0.31173800000000002" table:formula="of:=MIN([.L40];[.D40])" table:style-name="ce1">
            <text:p>0.311738</text:p>
          </table:table-cell>
          <table:table-cell office:value-type="float" office:value="0.17737" table:formula="of:=MIN([.M40];[.E40])" table:style-name="ce1">
            <text:p>0.17737</text:p>
          </table:table-cell>
          <table:table-cell office:value-type="float" office:value="0.30050300000000002" table:formula="of:=MIN([.N40];[.F40])" table:style-name="ce1">
            <text:p>0.300503</text:p>
          </table:table-cell>
          <table:table-cell office:value-type="float" office:value="0.26645400000000002" table:formula="of:=MIN([.O40];[.G40])" table:style-name="ce1">
            <text:p>0.266454</text:p>
          </table:table-cell>
          <table:table-cell office:value-type="float" office:value="0.31058200000000002" table:formula="of:=MIN([.P40];[.H40])" table:style-name="ce1">
            <text:p>0.31058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4 cores (1 ranks / 14 threads)</text:p>
          </table:table-cell>
          <table:table-cell office:value-type="float" office:value="47.581755999999999" table:style-name="ce1">
            <text:p>47.581756</text:p>
          </table:table-cell>
          <table:table-cell office:value-type="float" office:value="7.0958410000000001" table:style-name="ce1">
            <text:p>7.095841</text:p>
          </table:table-cell>
          <table:table-cell office:value-type="float" office:value="5.0849479999999998" table:style-name="ce1">
            <text:p>5.084948</text:p>
          </table:table-cell>
          <table:table-cell office:value-type="float" office:value="14.119894" table:style-name="ce1">
            <text:p>14.119894</text:p>
          </table:table-cell>
          <table:table-cell office:value-type="float" office:value="10.09113" table:style-name="ce1">
            <text:p>10.09113</text:p>
          </table:table-cell>
          <table:table-cell office:value-type="float" office:value="27.588442000000001" table:style-name="ce1">
            <text:p>27.588442</text:p>
          </table:table-cell>
          <table:table-cell office:value-type="float" office:value="20.026952999999999" table:style-name="ce1">
            <text:p>20.026953</text:p>
          </table:table-cell>
          <table:table-cell table:style-name="ce1"/>
          <table:table-cell office:value-type="float" office:value="47.566448999999999" table:style-name="ce1">
            <text:p>47.566449</text:p>
          </table:table-cell>
          <table:table-cell office:value-type="float" office:value="7.1465509999999997" table:style-name="ce1">
            <text:p>7.146551</text:p>
          </table:table-cell>
          <table:table-cell office:value-type="float" office:value="5.0421849999999999" table:style-name="ce1">
            <text:p>5.042185</text:p>
          </table:table-cell>
          <table:table-cell office:value-type="float" office:value="14.046125999999999" table:style-name="ce1">
            <text:p>14.046126</text:p>
          </table:table-cell>
          <table:table-cell office:value-type="float" office:value="10.022876999999999" table:style-name="ce1">
            <text:p>10.022877</text:p>
          </table:table-cell>
          <table:table-cell office:value-type="float" office:value="28.141871999999999" table:style-name="ce1">
            <text:p>28.141872</text:p>
          </table:table-cell>
          <table:table-cell office:value-type="float" office:value="19.752490999999999" table:style-name="ce1">
            <text:p>19.752491</text:p>
          </table:table-cell>
          <table:table-cell table:style-name="ce1"/>
          <table:table-cell office:value-type="string" office:string-value="14 cores (1 ranks / 14 threads)" table:formula="of:=[.A41]" table:style-name="ce1">
            <text:p>14 cores (1 ranks / 14 threads)</text:p>
          </table:table-cell>
          <table:table-cell table:style-name="ce1"/>
          <table:table-cell office:value-type="float" office:value="47.566448999999999" table:formula="of:=MIN([.J41];[.B41])" table:style-name="ce1">
            <text:p>47.566449</text:p>
          </table:table-cell>
          <table:table-cell office:value-type="float" office:value="7.0958410000000001" table:formula="of:=MIN([.K41];[.C41])" table:style-name="ce1">
            <text:p>7.095841</text:p>
          </table:table-cell>
          <table:table-cell office:value-type="float" office:value="5.0421849999999999" table:formula="of:=MIN([.L41];[.D41])" table:style-name="ce1">
            <text:p>5.042185</text:p>
          </table:table-cell>
          <table:table-cell office:value-type="float" office:value="14.046125999999999" table:formula="of:=MIN([.M41];[.E41])" table:style-name="ce1">
            <text:p>14.046126</text:p>
          </table:table-cell>
          <table:table-cell office:value-type="float" office:value="10.022876999999999" table:formula="of:=MIN([.N41];[.F41])" table:style-name="ce1">
            <text:p>10.022877</text:p>
          </table:table-cell>
          <table:table-cell office:value-type="float" office:value="27.588442000000001" table:formula="of:=MIN([.O41];[.G41])" table:style-name="ce1">
            <text:p>27.588442</text:p>
          </table:table-cell>
          <table:table-cell office:value-type="float" office:value="19.752490999999999" table:formula="of:=MIN([.P41];[.H41])" table:style-name="ce1">
            <text:p>19.75249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8 cores (2 ranks / 14 threads)</text:p>
          </table:table-cell>
          <table:table-cell office:value-type="string" table:style-name="ce1">
            <text:p>-</text:p>
          </table:table-cell>
          <table:table-cell office:value-type="float" office:value="2.7476029999999998" table:style-name="ce1">
            <text:p>2.747603</text:p>
          </table:table-cell>
          <table:table-cell office:value-type="float" office:value="2.6071149999999998" table:style-name="ce1">
            <text:p>2.607115</text:p>
          </table:table-cell>
          <table:table-cell office:value-type="float" office:value="5.533569" table:style-name="ce1">
            <text:p>5.533569</text:p>
          </table:table-cell>
          <table:table-cell office:value-type="float" office:value="4.9872480000000001" table:style-name="ce1">
            <text:p>4.987248</text:p>
          </table:table-cell>
          <table:table-cell office:value-type="float" office:value="10.89959" table:style-name="ce1">
            <text:p>10.89959</text:p>
          </table:table-cell>
          <table:table-cell office:value-type="float" office:value="10.064468" table:style-name="ce1">
            <text:p>10.064468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2.7557670000000001" table:style-name="ce1">
            <text:p>2.755767</text:p>
          </table:table-cell>
          <table:table-cell office:value-type="float" office:value="2.906514" table:style-name="ce1">
            <text:p>2.906514</text:p>
          </table:table-cell>
          <table:table-cell office:value-type="float" office:value="5.4805349999999997" table:style-name="ce1">
            <text:p>5.480535</text:p>
          </table:table-cell>
          <table:table-cell office:value-type="float" office:value="5.6300350000000003" table:style-name="ce1">
            <text:p>5.630035</text:p>
          </table:table-cell>
          <table:table-cell office:value-type="float" office:value="10.821809999999999" table:style-name="ce1">
            <text:p>10.82181</text:p>
          </table:table-cell>
          <table:table-cell office:value-type="float" office:value="11.077211" table:style-name="ce1">
            <text:p>11.077211</text:p>
          </table:table-cell>
          <table:table-cell table:style-name="ce1"/>
          <table:table-cell office:value-type="string" office:string-value="28 cores (2 ranks / 14 threads)" table:formula="of:=[.A42]" table:style-name="ce1">
            <text:p>28 cores (2 ranks / 14 threads)</text:p>
          </table:table-cell>
          <table:table-cell table:style-name="ce1"/>
          <table:table-cell office:value-type="float" office:value="0" table:formula="of:=MIN([.J42];[.B42])" table:style-name="ce1">
            <text:p>0</text:p>
          </table:table-cell>
          <table:table-cell office:value-type="float" office:value="2.7476029999999998" table:formula="of:=MIN([.K42];[.C42])" table:style-name="ce1">
            <text:p>2.747603</text:p>
          </table:table-cell>
          <table:table-cell office:value-type="float" office:value="2.6071149999999998" table:formula="of:=MIN([.L42];[.D42])" table:style-name="ce1">
            <text:p>2.607115</text:p>
          </table:table-cell>
          <table:table-cell office:value-type="float" office:value="5.4805349999999997" table:formula="of:=MIN([.M42];[.E42])" table:style-name="ce1">
            <text:p>5.480535</text:p>
          </table:table-cell>
          <table:table-cell office:value-type="float" office:value="4.9872480000000001" table:formula="of:=MIN([.N42];[.F42])" table:style-name="ce1">
            <text:p>4.987248</text:p>
          </table:table-cell>
          <table:table-cell office:value-type="float" office:value="10.821809999999999" table:formula="of:=MIN([.O42];[.G42])" table:style-name="ce1">
            <text:p>10.82181</text:p>
          </table:table-cell>
          <table:table-cell office:value-type="float" office:value="10.064468" table:formula="of:=MIN([.P42];[.H42])" table:style-name="ce1">
            <text:p>10.06446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56 cores (4 ranks / 14 threads)</text:p>
          </table:table-cell>
          <table:table-cell office:value-type="string" table:style-name="ce1">
            <text:p>-</text:p>
          </table:table-cell>
          <table:table-cell office:value-type="float" office:value="1.394407" table:style-name="ce1">
            <text:p>1.394407</text:p>
          </table:table-cell>
          <table:table-cell office:value-type="float" office:value="1.34964" table:style-name="ce1">
            <text:p>1.34964</text:p>
          </table:table-cell>
          <table:table-cell office:value-type="float" office:value="2.7635070000000002" table:style-name="ce1">
            <text:p>2.763507</text:p>
          </table:table-cell>
          <table:table-cell office:value-type="float" office:value="2.5649139999999999" table:style-name="ce1">
            <text:p>2.564914</text:p>
          </table:table-cell>
          <table:table-cell office:value-type="float" office:value="5.416976" table:style-name="ce1">
            <text:p>5.416976</text:p>
          </table:table-cell>
          <table:table-cell office:value-type="float" office:value="5.1258689999999998" table:style-name="ce1">
            <text:p>5.125869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1.360233" table:style-name="ce1">
            <text:p>1.360233</text:p>
          </table:table-cell>
          <table:table-cell office:value-type="float" office:value="1.3351440000000001" table:style-name="ce1">
            <text:p>1.335144</text:p>
          </table:table-cell>
          <table:table-cell office:value-type="float" office:value="2.7526579999999998" table:style-name="ce1">
            <text:p>2.752658</text:p>
          </table:table-cell>
          <table:table-cell office:value-type="float" office:value="2.5497519999999998" table:style-name="ce1">
            <text:p>2.549752</text:p>
          </table:table-cell>
          <table:table-cell office:value-type="float" office:value="5.5037570000000002" table:style-name="ce1">
            <text:p>5.503757</text:p>
          </table:table-cell>
          <table:table-cell office:value-type="float" office:value="5.0840290000000001" table:style-name="ce1">
            <text:p>5.084029</text:p>
          </table:table-cell>
          <table:table-cell table:style-name="ce1"/>
          <table:table-cell office:value-type="string" office:string-value="56 cores (4 ranks / 14 threads)" table:formula="of:=[.A43]" table:style-name="ce1">
            <text:p>56 cores (4 ranks / 14 threads)</text:p>
          </table:table-cell>
          <table:table-cell table:style-name="ce1"/>
          <table:table-cell office:value-type="float" office:value="0" table:formula="of:=MIN([.J43];[.B43])" table:style-name="ce1">
            <text:p>0</text:p>
          </table:table-cell>
          <table:table-cell office:value-type="float" office:value="1.360233" table:formula="of:=MIN([.K43];[.C43])" table:style-name="ce1">
            <text:p>1.360233</text:p>
          </table:table-cell>
          <table:table-cell office:value-type="float" office:value="1.3351440000000001" table:formula="of:=MIN([.L43];[.D43])" table:style-name="ce1">
            <text:p>1.335144</text:p>
          </table:table-cell>
          <table:table-cell office:value-type="float" office:value="2.7526579999999998" table:formula="of:=MIN([.M43];[.E43])" table:style-name="ce1">
            <text:p>2.752658</text:p>
          </table:table-cell>
          <table:table-cell office:value-type="float" office:value="2.5497519999999998" table:formula="of:=MIN([.N43];[.F43])" table:style-name="ce1">
            <text:p>2.549752</text:p>
          </table:table-cell>
          <table:table-cell office:value-type="float" office:value="5.416976" table:formula="of:=MIN([.O43];[.G43])" table:style-name="ce1">
            <text:p>5.416976</text:p>
          </table:table-cell>
          <table:table-cell office:value-type="float" office:value="5.0840290000000001" table:formula="of:=MIN([.P43];[.H43])" table:style-name="ce1">
            <text:p>5.08402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12 cores (8 ranks / 14 threads)</text:p>
          </table:table-cell>
          <table:table-cell office:value-type="string" table:style-name="ce1">
            <text:p>-</text:p>
          </table:table-cell>
          <table:table-cell office:value-type="float" office:value="0.72841699999999998" table:style-name="ce1">
            <text:p>0.728417</text:p>
          </table:table-cell>
          <table:table-cell office:value-type="float" office:value="0.73612200000000005" table:style-name="ce1">
            <text:p>0.736122</text:p>
          </table:table-cell>
          <table:table-cell office:value-type="float" office:value="1.4399839999999999" table:style-name="ce1">
            <text:p>1.439984</text:p>
          </table:table-cell>
          <table:table-cell office:value-type="float" office:value="1.350525" table:style-name="ce1">
            <text:p>1.350525</text:p>
          </table:table-cell>
          <table:table-cell office:value-type="float" office:value="2.8151660000000001" table:style-name="ce1">
            <text:p>2.815166</text:p>
          </table:table-cell>
          <table:table-cell office:value-type="float" office:value="2.6099000000000001" table:style-name="ce1">
            <text:p>2.6099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80270399999999997" table:style-name="ce1">
            <text:p>0.802704</text:p>
          </table:table-cell>
          <table:table-cell office:value-type="float" office:value="0.73847600000000002" table:style-name="ce1">
            <text:p>0.738476</text:p>
          </table:table-cell>
          <table:table-cell office:value-type="float" office:value="1.4694149999999999" table:style-name="ce1">
            <text:p>1.469415</text:p>
          </table:table-cell>
          <table:table-cell office:value-type="float" office:value="1.348962" table:style-name="ce1">
            <text:p>1.348962</text:p>
          </table:table-cell>
          <table:table-cell office:value-type="float" office:value="2.8740920000000001" table:style-name="ce1">
            <text:p>2.874092</text:p>
          </table:table-cell>
          <table:table-cell office:value-type="float" office:value="2.6130019999999998" table:style-name="ce1">
            <text:p>2.613002</text:p>
          </table:table-cell>
          <table:table-cell table:style-name="ce1"/>
          <table:table-cell office:value-type="string" office:string-value="112 cores (8 ranks / 14 threads)" table:formula="of:=[.A44]" table:style-name="ce1">
            <text:p>112 cores (8 ranks / 14 threads)</text:p>
          </table:table-cell>
          <table:table-cell table:style-name="ce1"/>
          <table:table-cell office:value-type="float" office:value="0" table:formula="of:=MIN([.J44];[.B44])" table:style-name="ce1">
            <text:p>0</text:p>
          </table:table-cell>
          <table:table-cell office:value-type="float" office:value="0.72841699999999998" table:formula="of:=MIN([.K44];[.C44])" table:style-name="ce1">
            <text:p>0.728417</text:p>
          </table:table-cell>
          <table:table-cell office:value-type="float" office:value="0.73612200000000005" table:formula="of:=MIN([.L44];[.D44])" table:style-name="ce1">
            <text:p>0.736122</text:p>
          </table:table-cell>
          <table:table-cell office:value-type="float" office:value="1.4399839999999999" table:formula="of:=MIN([.M44];[.E44])" table:style-name="ce1">
            <text:p>1.439984</text:p>
          </table:table-cell>
          <table:table-cell office:value-type="float" office:value="1.348962" table:formula="of:=MIN([.N44];[.F44])" table:style-name="ce1">
            <text:p>1.348962</text:p>
          </table:table-cell>
          <table:table-cell office:value-type="float" office:value="2.8151660000000001" table:formula="of:=MIN([.O44];[.G44])" table:style-name="ce1">
            <text:p>2.815166</text:p>
          </table:table-cell>
          <table:table-cell office:value-type="float" office:value="2.6099000000000001" table:formula="of:=MIN([.P44];[.H44])" table:style-name="ce1">
            <text:p>2.609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96 cores (14 ranks / 14 threads)</text:p>
          </table:table-cell>
          <table:table-cell office:value-type="string" table:style-name="ce1">
            <text:p>-</text:p>
          </table:table-cell>
          <table:table-cell office:value-type="float" office:value="0.41916900000000001" table:style-name="ce1">
            <text:p>0.419169</text:p>
          </table:table-cell>
          <table:table-cell office:value-type="float" office:value="0.47274699999999997" table:style-name="ce1">
            <text:p>0.472747</text:p>
          </table:table-cell>
          <table:table-cell office:value-type="float" office:value="0.83847000000000005" table:style-name="ce1">
            <text:p>0.83847</text:p>
          </table:table-cell>
          <table:table-cell office:value-type="float" office:value="0.84374899999999997" table:style-name="ce1">
            <text:p>0.843749</text:p>
          </table:table-cell>
          <table:table-cell office:value-type="float" office:value="1.595027" table:style-name="ce1">
            <text:p>1.595027</text:p>
          </table:table-cell>
          <table:table-cell office:value-type="float" office:value="1.5195939999999999" table:style-name="ce1">
            <text:p>1.519594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47916799999999998" table:style-name="ce1">
            <text:p>0.479168</text:p>
          </table:table-cell>
          <table:table-cell office:value-type="float" office:value="0.47950100000000001" table:style-name="ce1">
            <text:p>0.479501</text:p>
          </table:table-cell>
          <table:table-cell office:value-type="float" office:value="0.83814999999999995" table:style-name="ce1">
            <text:p>0.83815</text:p>
          </table:table-cell>
          <table:table-cell office:value-type="float" office:value="0.82291499999999995" table:style-name="ce1">
            <text:p>0.822915</text:p>
          </table:table-cell>
          <table:table-cell office:value-type="float" office:value="1.722227" table:style-name="ce1">
            <text:p>1.722227</text:p>
          </table:table-cell>
          <table:table-cell office:value-type="float" office:value="1.497306" table:style-name="ce1">
            <text:p>1.497306</text:p>
          </table:table-cell>
          <table:table-cell table:style-name="ce1"/>
          <table:table-cell office:value-type="string" office:string-value="196 cores (14 ranks / 14 threads)" table:formula="of:=[.A45]" table:style-name="ce1">
            <text:p>196 cores (14 ranks / 14 threads)</text:p>
          </table:table-cell>
          <table:table-cell table:style-name="ce1"/>
          <table:table-cell office:value-type="float" office:value="0" table:formula="of:=MIN([.J45];[.B45])" table:style-name="ce1">
            <text:p>0</text:p>
          </table:table-cell>
          <table:table-cell office:value-type="float" office:value="0.41916900000000001" table:formula="of:=MIN([.K45];[.C45])" table:style-name="ce1">
            <text:p>0.419169</text:p>
          </table:table-cell>
          <table:table-cell office:value-type="float" office:value="0.47274699999999997" table:formula="of:=MIN([.L45];[.D45])" table:style-name="ce1">
            <text:p>0.472747</text:p>
          </table:table-cell>
          <table:table-cell office:value-type="float" office:value="0.83814999999999995" table:formula="of:=MIN([.M45];[.E45])" table:style-name="ce1">
            <text:p>0.83815</text:p>
          </table:table-cell>
          <table:table-cell office:value-type="float" office:value="0.82291499999999995" table:formula="of:=MIN([.N45];[.F45])" table:style-name="ce1">
            <text:p>0.822915</text:p>
          </table:table-cell>
          <table:table-cell office:value-type="float" office:value="1.595027" table:formula="of:=MIN([.O45];[.G45])" table:style-name="ce1">
            <text:p>1.595027</text:p>
          </table:table-cell>
          <table:table-cell office:value-type="float" office:value="1.497306" table:formula="of:=MIN([.P45];[.H45])" table:style-name="ce1">
            <text:p>1.49730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92 cores (28 ranks / 14 threads)</text:p>
          </table:table-cell>
          <table:table-cell office:value-type="string" table:style-name="ce1">
            <text:p>-</text:p>
          </table:table-cell>
          <table:table-cell office:value-type="float" office:value="0.295763" table:style-name="ce1">
            <text:p>0.295763</text:p>
          </table:table-cell>
          <table:table-cell office:value-type="float" office:value="0.32988499999999998" table:style-name="ce1">
            <text:p>0.329885</text:p>
          </table:table-cell>
          <table:table-cell office:value-type="float" office:value="0.46347899999999997" table:style-name="ce1">
            <text:p>0.463479</text:p>
          </table:table-cell>
          <table:table-cell office:value-type="float" office:value="0.50370499999999996" table:style-name="ce1">
            <text:p>0.503705</text:p>
          </table:table-cell>
          <table:table-cell office:value-type="float" office:value="0.91409499999999999" table:style-name="ce1">
            <text:p>0.914095</text:p>
          </table:table-cell>
          <table:table-cell office:value-type="float" office:value="0.85334900000000002" table:style-name="ce1">
            <text:p>0.853349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31170300000000001" table:style-name="ce1">
            <text:p>0.311703</text:p>
          </table:table-cell>
          <table:table-cell office:value-type="float" office:value="0.31742500000000001" table:style-name="ce1">
            <text:p>0.317425</text:p>
          </table:table-cell>
          <table:table-cell office:value-type="float" office:value="0.49425200000000002" table:style-name="ce1">
            <text:p>0.494252</text:p>
          </table:table-cell>
          <table:table-cell office:value-type="float" office:value="0.488533" table:style-name="ce1">
            <text:p>0.488533</text:p>
          </table:table-cell>
          <table:table-cell office:value-type="float" office:value="0.88686299999999996" table:style-name="ce1">
            <text:p>0.886863</text:p>
          </table:table-cell>
          <table:table-cell office:value-type="float" office:value="0.83855999999999997" table:style-name="ce1">
            <text:p>0.83856</text:p>
          </table:table-cell>
          <table:table-cell table:style-name="ce1"/>
          <table:table-cell office:value-type="string" office:string-value="392 cores (28 ranks / 14 threads)" table:formula="of:=[.A46]" table:style-name="ce1">
            <text:p>392 cores (28 ranks / 14 threads)</text:p>
          </table:table-cell>
          <table:table-cell table:style-name="ce1"/>
          <table:table-cell office:value-type="float" office:value="0" table:formula="of:=MIN([.J46];[.B46])" table:style-name="ce1">
            <text:p>0</text:p>
          </table:table-cell>
          <table:table-cell office:value-type="float" office:value="0.295763" table:formula="of:=MIN([.K46];[.C46])" table:style-name="ce1">
            <text:p>0.295763</text:p>
          </table:table-cell>
          <table:table-cell office:value-type="float" office:value="0.31742500000000001" table:formula="of:=MIN([.L46];[.D46])" table:style-name="ce1">
            <text:p>0.317425</text:p>
          </table:table-cell>
          <table:table-cell office:value-type="float" office:value="0.46347899999999997" table:formula="of:=MIN([.M46];[.E46])" table:style-name="ce1">
            <text:p>0.463479</text:p>
          </table:table-cell>
          <table:table-cell office:value-type="float" office:value="0.488533" table:formula="of:=MIN([.N46];[.F46])" table:style-name="ce1">
            <text:p>0.488533</text:p>
          </table:table-cell>
          <table:table-cell office:value-type="float" office:value="0.88686299999999996" table:formula="of:=MIN([.O46];[.G46])" table:style-name="ce1">
            <text:p>0.886863</text:p>
          </table:table-cell>
          <table:table-cell office:value-type="float" office:value="0.83855999999999997" table:formula="of:=MIN([.P46];[.H46])" table:style-name="ce1">
            <text:p>0.8385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784 cores (56 ranks / 14 threads)</text:p>
          </table:table-cell>
          <table:table-cell office:value-type="string" table:style-name="ce1">
            <text:p>-</text:p>
          </table:table-cell>
          <table:table-cell office:value-type="float" office:value="0.17871000000000001" table:style-name="ce1">
            <text:p>0.17871</text:p>
          </table:table-cell>
          <table:table-cell office:value-type="float" office:value="0.24408299999999999" table:style-name="ce1">
            <text:p>0.244083</text:p>
          </table:table-cell>
          <table:table-cell office:value-type="float" office:value="0.24360299999999999" table:style-name="ce1">
            <text:p>0.243603</text:p>
          </table:table-cell>
          <table:table-cell office:value-type="float" office:value="0.33434199999999997" table:style-name="ce1">
            <text:p>0.334342</text:p>
          </table:table-cell>
          <table:table-cell office:value-type="float" office:value="0.548566" table:style-name="ce1">
            <text:p>0.548566</text:p>
          </table:table-cell>
          <table:table-cell office:value-type="float" office:value="0.53571000000000002" table:style-name="ce1">
            <text:p>0.5357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2375700000000001" table:style-name="ce1">
            <text:p>0.223757</text:p>
          </table:table-cell>
          <table:table-cell office:value-type="float" office:value="0.26954" table:style-name="ce1">
            <text:p>0.26954</text:p>
          </table:table-cell>
          <table:table-cell office:value-type="float" office:value="0.27880300000000002" table:style-name="ce1">
            <text:p>0.278803</text:p>
          </table:table-cell>
          <table:table-cell office:value-type="float" office:value="0.341447" table:style-name="ce1">
            <text:p>0.341447</text:p>
          </table:table-cell>
          <table:table-cell office:value-type="float" office:value="0.52024499999999996" table:style-name="ce1">
            <text:p>0.520245</text:p>
          </table:table-cell>
          <table:table-cell office:value-type="float" office:value="0.51578599999999997" table:style-name="ce1">
            <text:p>0.515786</text:p>
          </table:table-cell>
          <table:table-cell table:style-name="ce1"/>
          <table:table-cell office:value-type="string" office:string-value="784 cores (56 ranks / 14 threads)" table:formula="of:=[.A47]" table:style-name="ce1">
            <text:p>784 cores (56 ranks / 14 threads)</text:p>
          </table:table-cell>
          <table:table-cell table:style-name="ce1"/>
          <table:table-cell office:value-type="float" office:value="0" table:formula="of:=MIN([.J47];[.B47])" table:style-name="ce1">
            <text:p>0</text:p>
          </table:table-cell>
          <table:table-cell office:value-type="float" office:value="0.17871000000000001" table:formula="of:=MIN([.K47];[.C47])" table:style-name="ce1">
            <text:p>0.17871</text:p>
          </table:table-cell>
          <table:table-cell office:value-type="float" office:value="0.24408299999999999" table:formula="of:=MIN([.L47];[.D47])" table:style-name="ce1">
            <text:p>0.244083</text:p>
          </table:table-cell>
          <table:table-cell office:value-type="float" office:value="0.24360299999999999" table:formula="of:=MIN([.M47];[.E47])" table:style-name="ce1">
            <text:p>0.243603</text:p>
          </table:table-cell>
          <table:table-cell office:value-type="float" office:value="0.33434199999999997" table:formula="of:=MIN([.N47];[.F47])" table:style-name="ce1">
            <text:p>0.334342</text:p>
          </table:table-cell>
          <table:table-cell office:value-type="float" office:value="0.52024499999999996" table:formula="of:=MIN([.O47];[.G47])" table:style-name="ce1">
            <text:p>0.520245</text:p>
          </table:table-cell>
          <table:table-cell office:value-type="float" office:value="0.51578599999999997" table:formula="of:=MIN([.P47];[.H47])" table:style-name="ce1">
            <text:p>0.51578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568 cores (112 ranks / 14 threads)</text:p>
          </table:table-cell>
          <table:table-cell office:value-type="string" table:style-name="ce1">
            <text:p>-</text:p>
          </table:table-cell>
          <table:table-cell office:value-type="float" office:value="0.155917" table:style-name="ce1">
            <text:p>0.155917</text:p>
          </table:table-cell>
          <table:table-cell office:value-type="float" office:value="0.48292000000000002" table:style-name="ce1">
            <text:p>0.48292</text:p>
          </table:table-cell>
          <table:table-cell office:value-type="float" office:value="0.16699700000000001" table:style-name="ce1">
            <text:p>0.166997</text:p>
          </table:table-cell>
          <table:table-cell office:value-type="float" office:value="0.281584" table:style-name="ce1">
            <text:p>0.281584</text:p>
          </table:table-cell>
          <table:table-cell office:value-type="float" office:value="0.35147299999999998" table:style-name="ce1">
            <text:p>0.351473</text:p>
          </table:table-cell>
          <table:table-cell office:value-type="float" office:value="0.35269699999999998" table:style-name="ce1">
            <text:p>0.352697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140098" table:style-name="ce1">
            <text:p>0.140098</text:p>
          </table:table-cell>
          <table:table-cell office:value-type="float" office:value="0.20164899999999999" table:style-name="ce1">
            <text:p>0.201649</text:p>
          </table:table-cell>
          <table:table-cell office:value-type="float" office:value="0.225214" table:style-name="ce1">
            <text:p>0.225214</text:p>
          </table:table-cell>
          <table:table-cell office:value-type="float" office:value="0.25582300000000002" table:style-name="ce1">
            <text:p>0.255823</text:p>
          </table:table-cell>
          <table:table-cell office:value-type="float" office:value="0.35594900000000002" table:style-name="ce1">
            <text:p>0.355949</text:p>
          </table:table-cell>
          <table:table-cell office:value-type="float" office:value="0.355379" table:style-name="ce1">
            <text:p>0.355379</text:p>
          </table:table-cell>
          <table:table-cell table:style-name="ce1"/>
          <table:table-cell office:value-type="string" office:string-value="1568 cores (112 ranks / 14 threads)" table:formula="of:=[.A48]" table:style-name="ce1">
            <text:p>1568 cores (112 ranks / 14 threads)</text:p>
          </table:table-cell>
          <table:table-cell table:style-name="ce1"/>
          <table:table-cell office:value-type="float" office:value="0" table:formula="of:=MIN([.J48];[.B48])" table:style-name="ce1">
            <text:p>0</text:p>
          </table:table-cell>
          <table:table-cell office:value-type="float" office:value="0.140098" table:formula="of:=MIN([.K48];[.C48])" table:style-name="ce1">
            <text:p>0.140098</text:p>
          </table:table-cell>
          <table:table-cell office:value-type="float" office:value="0.20164899999999999" table:formula="of:=MIN([.L48];[.D48])" table:style-name="ce1">
            <text:p>0.201649</text:p>
          </table:table-cell>
          <table:table-cell office:value-type="float" office:value="0.16699700000000001" table:formula="of:=MIN([.M48];[.E48])" table:style-name="ce1">
            <text:p>0.166997</text:p>
          </table:table-cell>
          <table:table-cell office:value-type="float" office:value="0.25582300000000002" table:formula="of:=MIN([.N48];[.F48])" table:style-name="ce1">
            <text:p>0.255823</text:p>
          </table:table-cell>
          <table:table-cell office:value-type="float" office:value="0.35147299999999998" table:formula="of:=MIN([.O48];[.G48])" table:style-name="ce1">
            <text:p>0.351473</text:p>
          </table:table-cell>
          <table:table-cell office:value-type="float" office:value="0.35269699999999998" table:formula="of:=MIN([.P48];[.H48])" table:style-name="ce1">
            <text:p>0.35269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136 cores (224 ranks / 14 threads)</text:p>
          </table:table-cell>
          <table:table-cell office:value-type="string" table:style-name="ce1">
            <text:p>-</text:p>
          </table:table-cell>
          <table:table-cell office:value-type="float" office:value="0.25043900000000002" table:style-name="ce1">
            <text:p>0.250439</text:p>
          </table:table-cell>
          <table:table-cell office:value-type="float" office:value="0.26817400000000002" table:style-name="ce1">
            <text:p>0.268174</text:p>
          </table:table-cell>
          <table:table-cell office:value-type="float" office:value="0.20247899999999999" table:style-name="ce1">
            <text:p>0.202479</text:p>
          </table:table-cell>
          <table:table-cell office:value-type="float" office:value="0.29373700000000003" table:style-name="ce1">
            <text:p>0.293737</text:p>
          </table:table-cell>
          <table:table-cell office:value-type="float" office:value="0.30625400000000003" table:style-name="ce1">
            <text:p>0.306254</text:p>
          </table:table-cell>
          <table:table-cell office:value-type="float" office:value="0.29314499999999999" table:style-name="ce1">
            <text:p>0.293145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.235544" table:style-name="ce1">
            <text:p>0.235544</text:p>
          </table:table-cell>
          <table:table-cell office:value-type="float" office:value="0.253243" table:style-name="ce1">
            <text:p>0.253243</text:p>
          </table:table-cell>
          <table:table-cell office:value-type="float" office:value="0.21562999999999999" table:style-name="ce1">
            <text:p>0.21563</text:p>
          </table:table-cell>
          <table:table-cell office:value-type="float" office:value="0.26517200000000002" table:style-name="ce1">
            <text:p>0.265172</text:p>
          </table:table-cell>
          <table:table-cell office:value-type="float" office:value="0.30140299999999998" table:style-name="ce1">
            <text:p>0.301403</text:p>
          </table:table-cell>
          <table:table-cell office:value-type="float" office:value="0.38533000000000001" table:style-name="ce1">
            <text:p>0.38533</text:p>
          </table:table-cell>
          <table:table-cell table:style-name="ce1"/>
          <table:table-cell office:value-type="string" office:string-value="3136 cores (224 ranks / 14 threads)" table:formula="of:=[.A49]" table:style-name="ce1">
            <text:p>3136 cores (224 ranks / 14 threads)</text:p>
          </table:table-cell>
          <table:table-cell table:style-name="ce1"/>
          <table:table-cell office:value-type="float" office:value="0" table:formula="of:=MIN([.J49];[.B49])" table:style-name="ce1">
            <text:p>0</text:p>
          </table:table-cell>
          <table:table-cell office:value-type="float" office:value="0.235544" table:formula="of:=MIN([.K49];[.C49])" table:style-name="ce1">
            <text:p>0.235544</text:p>
          </table:table-cell>
          <table:table-cell office:value-type="float" office:value="0.253243" table:formula="of:=MIN([.L49];[.D49])" table:style-name="ce1">
            <text:p>0.253243</text:p>
          </table:table-cell>
          <table:table-cell office:value-type="float" office:value="0.20247899999999999" table:formula="of:=MIN([.M49];[.E49])" table:style-name="ce1">
            <text:p>0.202479</text:p>
          </table:table-cell>
          <table:table-cell office:value-type="float" office:value="0.26517200000000002" table:formula="of:=MIN([.N49];[.F49])" table:style-name="ce1">
            <text:p>0.265172</text:p>
          </table:table-cell>
          <table:table-cell office:value-type="float" office:value="0.30140299999999998" table:formula="of:=MIN([.O49];[.G49])" table:style-name="ce1">
            <text:p>0.301403</text:p>
          </table:table-cell>
          <table:table-cell office:value-type="float" office:value="0.29314499999999999" table:formula="of:=MIN([.P49];[.H49])" table:style-name="ce1">
            <text:p>0.293145</text:p>
          </table:table-cell>
          <table:table-cell table:number-columns-repeated="16358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hn Doe</meta:initial-creator>
    <dc:creator>John Doe</dc:creator>
    <meta:creation-date>2016-01-10T22:28:02Z</meta:creation-date>
    <dc:date>2016-01-10T22:28:02Z</dc:date>
    <meta:editing-cycles>1</meta:editing-cycles>
    <meta:editing-duration>PT74S</meta:editing-duration>
  </office:meta>
</office:document-meta>
</file>